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50.538cm" fo:min-width="27.788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color="#000000" draw:fill="none" draw:fill-color="#ffffff" fo:min-height="18.992cm"/>
    </style:style>
    <style:style style:name="gr3" style:family="graphic" style:parent-style-name="standard">
      <style:graphic-properties draw:stroke="solid" svg:stroke-color="#000000" draw:fill="none" draw:fill-color="#ffffff" fo:min-height="16.69cm"/>
    </style:style>
    <style:style style:name="gr4" style:family="graphic" style:parent-style-name="standard">
      <style:graphic-properties draw:stroke="solid" svg:stroke-color="#000000" draw:fill="none" draw:fill-color="#ffffff" fo:min-height="3.304cm"/>
    </style:style>
    <style:style style:name="gr5" style:family="graphic" style:parent-style-name="standard">
      <style:graphic-properties draw:stroke="none" svg:stroke-color="#000000" draw:fill="none" draw:fill-color="#ffffff" fo:min-height="3.35cm"/>
    </style:style>
    <style:style style:name="gr6" style:family="graphic" style:parent-style-name="standard">
      <style:graphic-properties draw:stroke="none" svg:stroke-color="#000000" draw:fill="none" draw:fill-color="#ffffff" fo:min-height="5.506cm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solid" svg:stroke-color="#000000" draw:fill="none" draw:fill-color="#ffffff" fo:min-height="14.55cm"/>
    </style:style>
    <style:style style:name="gr9" style:family="graphic" style:parent-style-name="standard">
      <style:graphic-properties draw:stroke="none" svg:stroke-color="#000000" draw:fill="none" draw:fill-color="#ffffff" fo:min-height="3.304cm"/>
    </style:style>
    <style:style style:name="gr10" style:family="graphic" style:parent-style-name="standard">
      <style:graphic-properties draw:stroke="solid" svg:stroke-color="#000000" draw:fill="none" draw:fill-color="#ffffff" fo:min-height="11.879cm"/>
    </style:style>
    <style:style style:name="gr11" style:family="graphic" style:parent-style-name="standard">
      <style:graphic-properties draw:stroke="solid" svg:stroke-color="#000000" draw:fill="none" draw:fill-color="#ffffff" fo:min-height="12.98cm"/>
    </style:style>
    <style:style style:name="gr12" style:family="graphic" style:parent-style-name="standard">
      <style:graphic-properties draw:stroke="none" svg:stroke-color="#000000" draw:fill="none" draw:fill-color="#ffffff" fo:min-height="3.25cm"/>
    </style:style>
    <style:style style:name="gr13" style:family="graphic" style:parent-style-name="standard">
      <style:graphic-properties draw:stroke="solid" svg:stroke-color="#000000" draw:fill="none" draw:fill-color="#ffffff" fo:min-height="3.706cm"/>
    </style:style>
    <style:style style:name="gr14" style:family="graphic" style:parent-style-name="standard">
      <style:graphic-properties draw:stroke="solid" svg:stroke-color="#000000" draw:fill="none" draw:fill-color="#ffffff" fo:min-height="9.677cm"/>
    </style:style>
    <style:style style:name="gr15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71.338cm" fo:min-width="27.788cm" fo:padding-top="0.231cm" fo:padding-bottom="0.231cm" fo:padding-left="0.356cm" fo:padding-right="0.356cm"/>
    </style:style>
    <style:style style:name="gr16" style:family="graphic" style:parent-style-name="standard">
      <style:graphic-properties draw:stroke="solid" svg:stroke-color="#000000" draw:fill="none" draw:fill-color="#ffffff" fo:min-height="29.029cm"/>
    </style:style>
    <style:style style:name="gr17" style:family="graphic" style:parent-style-name="standard">
      <style:graphic-properties draw:stroke="solid" svg:stroke-color="#000000" draw:fill="none" draw:fill-color="#ffffff" fo:min-height="15.182cm"/>
    </style:style>
    <style:style style:name="gr18" style:family="graphic" style:parent-style-name="standard">
      <style:graphic-properties draw:stroke="none" svg:stroke-color="#000000" draw:fill="none" draw:fill-color="#ffffff" fo:min-height="4.405cm"/>
    </style:style>
    <style:style style:name="gr19" style:family="graphic" style:parent-style-name="standard">
      <style:graphic-properties draw:stroke="solid" svg:stroke-color="#000000" draw:fill="none" draw:fill-color="#ffffff" fo:min-height="20.454cm"/>
    </style:style>
    <style:style style:name="gr20" style:family="graphic" style:parent-style-name="standard">
      <style:graphic-properties draw:stroke="solid" svg:stroke-width="0.106cm" svg:stroke-color="#000000" draw:marker-start-width="0.359cm" draw:marker-end-width="0.359cm" draw:fill="solid" draw:fill-color="#a1467e" draw:opacity="70%" fo:min-height="23.444cm" fo:padding-top="0.178cm" fo:padding-bottom="0.178cm" fo:padding-left="0.303cm" fo:padding-right="0.303cm"/>
    </style:style>
    <style:style style:name="gr21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164.938cm" fo:min-width="57.788cm" fo:padding-top="0.231cm" fo:padding-bottom="0.231cm" fo:padding-left="0.356cm" fo:padding-right="0.356cm"/>
    </style:style>
    <style:style style:name="gr22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171.438cm" fo:min-width="58.788cm" fo:padding-top="0.231cm" fo:padding-bottom="0.231cm" fo:padding-left="0.356cm" fo:padding-right="0.356cm"/>
    </style:style>
    <style:style style:name="gr23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47.438cm" fo:min-width="42.688cm" fo:padding-top="0.231cm" fo:padding-bottom="0.231cm" fo:padding-left="0.356cm" fo:padding-right="0.356cm"/>
    </style:style>
    <style:style style:name="gr24" style:family="graphic" style:parent-style-name="standard">
      <style:graphic-properties draw:stroke="dash" draw:stroke-dash="Dashed_20__28_var_29_" svg:stroke-width="0.212cm" svg:stroke-color="#127622" draw:marker-start-width="0.518cm" draw:marker-end-width="0.518cm" draw:fill-color="#00a933" draw:opacity="30%" draw:textarea-horizontal-align="justify" draw:textarea-vertical-align="middle" draw:auto-grow-height="false" fo:min-height="94.538cm" fo:min-width="42.688cm" fo:padding-top="0.231cm" fo:padding-bottom="0.231cm" fo:padding-left="0.356cm" fo:padding-right="0.356cm"/>
    </style:style>
    <style:style style:name="gr25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41.438cm" fo:min-width="41.888cm" fo:padding-top="0.231cm" fo:padding-bottom="0.231cm" fo:padding-left="0.356cm" fo:padding-right="0.356cm"/>
    </style:style>
    <style:style style:name="gr26" style:family="graphic" style:parent-style-name="standard">
      <style:graphic-properties draw:stroke="dash" draw:stroke-dash="Dashed_20__28_var_29_" svg:stroke-width="0.212cm" svg:stroke-color="#127622" draw:marker-start-width="0.518cm" draw:marker-end-width="0.518cm" draw:fill-color="#00a933" draw:opacity="30%" draw:textarea-horizontal-align="justify" draw:textarea-vertical-align="middle" draw:auto-grow-height="false" fo:min-height="28.538cm" fo:min-width="42.688cm" fo:padding-top="0.231cm" fo:padding-bottom="0.231cm" fo:padding-left="0.356cm" fo:padding-right="0.356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3.55cm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5.05cm"/>
    </style:style>
    <style:style style:name="gr29" style:family="graphic" style:parent-style-name="standard">
      <style:graphic-properties draw:stroke="solid" svg:stroke-color="#000000" draw:fill="none" draw:fill-color="#ffffff" fo:min-height="34.452cm"/>
    </style:style>
    <style:style style:name="gr30" style:family="graphic" style:parent-style-name="standard">
      <style:graphic-properties draw:stroke="solid" svg:stroke-color="#000000" draw:fill="none" draw:fill-color="#ffffff" fo:min-height="32.35cm"/>
    </style:style>
    <style:style style:name="gr31" style:family="graphic" style:parent-style-name="standard">
      <style:graphic-properties draw:stroke="none" svg:stroke-color="#000000" draw:fill="none" draw:fill-color="#ffffff" fo:min-height="10.232cm"/>
    </style:style>
    <style:style style:name="gr32" style:family="graphic" style:parent-style-name="standard">
      <style:graphic-properties draw:stroke="solid" svg:stroke-color="#000000" draw:fill="none" draw:fill-color="#ffffff" fo:min-height="10.05cm"/>
    </style:style>
    <style:style style:name="gr33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59.438cm" fo:min-width="51.688cm" fo:padding-top="0.231cm" fo:padding-bottom="0.231cm" fo:padding-left="0.356cm" fo:padding-right="0.356cm"/>
    </style:style>
    <style:style style:name="gr34" style:family="graphic" style:parent-style-name="standard">
      <style:graphic-properties draw:stroke="solid" svg:stroke-color="#000000" draw:fill="none" draw:fill-color="#ffffff" fo:min-height="36.882cm"/>
    </style:style>
    <style:style style:name="gr35" style:family="graphic" style:parent-style-name="standard">
      <style:graphic-properties draw:stroke="solid" svg:stroke-color="#000000" draw:fill="none" draw:fill-color="#ffffff" fo:min-height="16.685cm"/>
    </style:style>
    <style:style style:name="gr36" style:family="graphic" style:parent-style-name="standard">
      <style:graphic-properties draw:stroke="solid" svg:stroke-color="#000000" draw:fill="none" draw:fill-color="#ffffff" fo:min-height="6.374cm"/>
    </style:style>
    <style:style style:name="gr37" style:family="graphic" style:parent-style-name="standard">
      <style:graphic-properties draw:stroke="solid" svg:stroke-color="#000000" draw:fill="none" draw:fill-color="#ffffff" fo:min-height="12.45cm"/>
    </style:style>
    <style:style style:name="gr38" style:family="graphic" style:parent-style-name="standard">
      <style:graphic-properties draw:stroke="none" svg:stroke-color="#000000" draw:fill="none" draw:fill-color="#ffffff" fo:min-height="7.05cm"/>
    </style:style>
    <style:style style:name="gr39" style:family="graphic" style:parent-style-name="standard">
      <style:graphic-properties draw:stroke="none" svg:stroke-color="#000000" draw:fill="none" draw:fill-color="#ffffff" fo:min-height="3.79cm"/>
    </style:style>
    <style:style style:name="gr40" style:family="graphic" style:parent-style-name="standard">
      <style:graphic-properties draw:stroke="solid" svg:stroke-color="#000000" draw:fill="none" draw:fill-color="#ffffff" fo:min-height="24.779cm"/>
    </style:style>
    <style:style style:name="gr41" style:family="graphic" style:parent-style-name="standard">
      <style:graphic-properties draw:stroke="solid" svg:stroke-color="#000000" draw:fill="none" draw:fill-color="#ffffff" fo:min-height="29.645cm"/>
    </style:style>
    <style:style style:name="gr42" style:family="graphic" style:parent-style-name="standard">
      <style:graphic-properties draw:stroke="solid" svg:stroke-color="#000000" draw:fill="none" draw:fill-color="#ffffff" fo:min-height="18.58cm"/>
    </style:style>
    <style:style style:name="gr43" style:family="graphic" style:parent-style-name="standard">
      <style:graphic-properties draw:stroke="none" svg:stroke-color="#000000" draw:fill="none" draw:fill-color="#ffffff" fo:min-height="4.45cm"/>
    </style:style>
    <style:style style:name="gr44" style:family="graphic" style:parent-style-name="standard">
      <style:graphic-properties draw:stroke="none" svg:stroke-color="#000000" draw:fill="none" draw:fill-color="#ffffff" fo:min-height="0.65cm"/>
    </style:style>
    <style:style style:name="gr45" style:family="graphic" style:parent-style-name="standard">
      <style:graphic-properties draw:stroke="none" svg:stroke-color="#000000" draw:fill="none" draw:fill-color="#ffffff" fo:min-height="3.523cm"/>
    </style:style>
    <style:style style:name="gr46" style:family="graphic" style:parent-style-name="standard">
      <style:graphic-properties draw:stroke="none" svg:stroke-color="#000000" draw:fill="none" draw:fill-color="#ffffff" draw:textarea-vertical-align="middle" fo:min-height="2.75cm"/>
    </style:style>
    <style:style style:name="gr47" style:family="graphic" style:parent-style-name="standard">
      <style:graphic-properties draw:stroke="none" svg:stroke-color="#000000" draw:fill="none" draw:fill-color="#ffffff" fo:min-height="2.332cm"/>
    </style:style>
    <style:style style:name="gr48" style:family="graphic" style:parent-style-name="standard">
      <style:graphic-properties draw:stroke="none" svg:stroke-color="#000000" draw:fill="none" draw:fill-color="#ffffff" fo:min-height="2.149cm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fo:min-height="4.95cm"/>
    </style:style>
    <style:style style:name="gr51" style:family="graphic" style:parent-style-name="standard">
      <style:graphic-properties draw:stroke="solid" svg:stroke-color="#000000" draw:fill="none" draw:fill-color="#ffffff" fo:min-height="3.05cm"/>
    </style:style>
    <style:style style:name="gr52" style:family="graphic" style:parent-style-name="standard">
      <style:graphic-properties draw:stroke="none" svg:stroke-color="#000000" draw:fill="none" draw:fill-color="#ffffff" fo:min-height="5.35cm"/>
    </style:style>
    <style:style style:name="gr53" style:family="graphic" style:parent-style-name="standard">
      <style:graphic-properties draw:stroke="none" svg:stroke-color="#000000" draw:fill="none" draw:fill-color="#ffffff" draw:textarea-vertical-align="middle" fo:min-height="1.65cm"/>
    </style:style>
    <style:style style:name="P1" style:family="paragraph">
      <loext:graphic-properties draw:opacity="3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="solid" draw:fill-color="#a1467e" draw:opacity="70%"/>
      <style:paragraph-properties fo:text-align="center"/>
      <style:text-properties fo:font-size="28pt" style:font-size-asian="28pt" style:font-size-complex="28pt"/>
    </style:style>
    <style:style style:name="P10" style:family="paragraph">
      <loext:graphic-properties draw:fill-color="#00a933" draw:opacity="30%"/>
      <style:paragraph-properties fo:text-align="center"/>
    </style:style>
    <style:style style:name="P11" style:family="paragraph">
      <style:paragraph-properties fo:text-align="center"/>
      <style:text-properties fo:font-size="54pt" style:font-size-asian="54pt" style:font-size-complex="54pt"/>
    </style:style>
    <style:style style:name="P12" style:family="paragraph">
      <loext:graphic-properties draw:fill="none" draw:fill-color="#ffffff"/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text-align="start"/>
      <style:text-properties style:use-window-font-color="true" fo:font-size="20pt" fo:font-weight="normal" fo:background-color="#77bc65" style:font-size-asian="20pt" style:font-weight-asian="normal" style:font-size-complex="20pt" style:font-weight-complex="normal"/>
    </style:style>
    <style:style style:name="P16" style:family="paragraph">
      <loext:graphic-properties draw:fill="none" draw:fill-color="#ffffff"/>
    </style:style>
    <style:style style:name="P17" style:family="paragraph">
      <style:text-properties fo:color="#355269" fo:font-style="italic" fo:font-weight="bold" fo:background-color="transparent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text-properties fo:color="#355269" fo:font-style="italic" fo:font-weight="bold" fo:background-color="transparent" style:font-style-asian="italic" style:font-weight-asian="bold" style:font-style-complex="italic" style:font-weight-complex="bold"/>
    </style:style>
    <style:style style:name="P19" style:family="paragraph">
      <style:paragraph-properties fo:text-align="center"/>
      <style:text-properties fo:font-size="44pt" style:font-size-asian="44pt" style:font-size-complex="44pt"/>
    </style:style>
    <style:style style:name="P20" style:family="paragraph">
      <loext:graphic-properties draw:fill="none" draw:fill-color="#ffffff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21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8pt" fo:font-weight="bold" fo:background-color="#a1467e" style:font-size-asian="28pt" style:font-weight-asian="bold" style:font-size-complex="28pt" style:font-weight-complex="bold"/>
    </style:style>
    <style:style style:name="T11" style:family="text">
      <style:text-properties fo:font-size="28pt" fo:font-weight="bold" fo:background-color="transparent" style:font-size-asian="28pt" style:font-weight-asian="bold" style:font-size-complex="28pt" style:font-weight-complex="bold"/>
    </style:style>
    <style:style style:name="T12" style:family="text">
      <style:text-properties fo:font-size="28pt" fo:font-weight="normal" fo:background-color="transparent" style:font-size-asian="28pt" style:font-weight-asian="normal" style:font-size-complex="28pt" style:font-weight-complex="normal"/>
    </style:style>
    <style:style style:name="T13" style:family="text">
      <style:text-properties fo:font-size="28pt" fo:font-style="italic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54pt" fo:font-weight="bold" style:font-size-asian="54pt" style:font-weight-asian="bold" style:font-size-complex="54pt" style:font-weight-complex="bold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4pt" fo:font-weight="bold" fo:background-color="#a1467e" style:font-size-asian="24pt" style:font-weight-asian="bold" style:font-size-complex="24pt" style:font-weight-complex="bold"/>
    </style:style>
    <style:style style:name="T20" style:family="text">
      <style:text-properties fo:font-size="24pt" fo:font-weight="normal" fo:background-color="transparent" style:font-size-asian="24pt" style:font-weight-asian="normal" style:font-size-complex="24pt" style:font-weight-complex="normal"/>
    </style:style>
    <style:style style:name="T21" style:family="text">
      <style:text-properties fo:font-size="24pt" fo:font-style="italic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size="24pt" fo:font-weight="normal" fo:background-color="#ffde59" style:font-size-asian="24pt" style:font-weight-asian="normal" style:font-size-complex="24pt" style:font-weight-complex="normal"/>
    </style:style>
    <style:style style:name="T23" style:family="text">
      <style:text-properties fo:font-size="24pt" fo:background-color="#729fcf" style:font-size-asian="24pt" style:font-size-complex="24pt"/>
    </style:style>
    <style:style style:name="T24" style:family="text">
      <style:text-properties fo:font-size="24pt" fo:font-style="italic" style:font-size-asian="24pt" style:font-style-asian="italic" style:font-size-complex="24pt" style:font-style-complex="italic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2pt" fo:font-weight="normal" fo:background-color="#a1467e" style:font-size-asian="22pt" style:font-weight-asian="normal" style:font-size-complex="22pt" style:font-weight-complex="normal"/>
    </style:style>
    <style:style style:name="T27" style:family="text">
      <style:text-properties fo:font-size="22pt" fo:font-weight="normal" fo:background-color="transparent" style:font-size-asian="22pt" style:font-weight-asian="normal" style:font-size-complex="22pt" style:font-weight-complex="normal"/>
    </style:style>
    <style:style style:name="T28" style:family="text">
      <style:text-properties fo:font-size="22pt" fo:font-style="italic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fo:font-weight="bold" fo:background-color="#729fcf" style:font-size-asian="28pt" style:font-weight-asian="bold" style:font-size-complex="28pt" style:font-weight-complex="bold"/>
    </style:style>
    <style:style style:name="T33" style:family="text">
      <style:text-properties fo:font-size="24pt" fo:font-weight="bold" fo:background-color="#729fcf" style:font-size-asian="24pt" style:font-weight-asian="bold" style:font-size-complex="24pt" style:font-weight-complex="bold"/>
    </style:style>
    <style:style style:name="T34" style:family="text">
      <style:text-properties style:use-window-font-color="true" fo:font-size="20pt" fo:font-weight="normal" fo:background-color="#77bc65" style:font-size-asian="20pt" style:font-weight-asian="normal" style:font-size-complex="20pt" style:font-weight-complex="normal"/>
    </style:style>
    <style:style style:name="T35" style:family="text">
      <style:text-properties style:use-window-font-color="true" fo:font-size="20pt" fo:font-weight="normal" fo:background-color="#ff5429" style:font-size-asian="20pt" style:font-weight-asian="normal" style:font-size-complex="20pt" style:font-weight-complex="normal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#a1467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22pt" fo:background-color="#729fcf" style:font-size-asian="22pt" style:font-size-complex="22pt"/>
    </style:style>
    <style:style style:name="T39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0" style:family="text">
      <style:text-properties style:text-position="-33% 58%" fo:font-size="22pt" fo:font-weight="normal" style:font-size-asian="22pt" style:font-weight-asian="normal" style:font-size-complex="22pt" style:font-weight-complex="normal"/>
    </style:style>
    <style:style style:name="T41" style:family="text">
      <style:text-properties fo:font-size="22pt" fo:font-weight="bold" fo:background-color="#729fcf" style:font-size-asian="22pt" style:font-weight-asian="bold" style:font-size-complex="22pt" style:font-weight-complex="bold"/>
    </style:style>
    <style:style style:name="T42" style:family="text">
      <style:text-properties fo:color="#355269" fo:font-style="italic" fo:font-weight="bold" fo:background-color="transparent" style:font-style-asian="italic" style:font-weight-asian="bold" style:font-style-complex="italic" style:font-weight-complex="bold"/>
    </style:style>
    <style:style style:name="T43" style:family="text">
      <style:text-properties fo:font-size="44pt" fo:font-weight="bold" style:font-size-asian="44pt" style:font-weight-asian="bold" style:font-size-complex="44pt" style:font-weight-complex="bold"/>
    </style:style>
    <style:style style:name="T44" style:family="text">
      <style:text-properties style:use-window-font-color="true" fo:font-size="20pt" fo:font-weight="normal" fo:background-color="#00a933" style:font-size-asian="20pt" style:font-weight-asian="normal" style:font-size-complex="20pt" style:font-weight-complex="normal"/>
    </style:style>
    <style:style style:name="T45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5cm" svg:height="51cm" svg:x="62.5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9cm" svg:height="19.242cm" svg:x="11.8cm" svg:y="22.7cm">
          <draw:text-box>
            <text:p text:style-name="P2"><text:span text:style-name="T1">RDS </text:span><text:span text:style-name="T2">(2005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3"><text:span text:style-name="T1">MSP’05, Memory Systems </text:span><text:span text:style-name="T1">Performance Workshop, </text:span><text:span text:style-name="T1">Chicago, USA</text:span></text:p>
            <text:p text:style-name="P4"><text:span text:style-name="T1">Methodology:</text:span></text:p>
            <text:p text:style-name="P4"><text:span text:style-name="T4">Builds</text:span><text:span text:style-name="T5"> </text:span><text:span text:style-name="T4">2 memory graphs (Unified </text:span><text:span text:style-name="T4">Shape Graph (USG) + Static Shape </text:span><text:span text:style-name="T4">Graph (SSG)). USG consists of all </text:span><text:span text:style-name="T4">dynamically allocated memory chunks </text:span><text:span text:style-name="T4">as nodes. SSG consists of nodes </text:span><text:span text:style-name="T4">corresponding to static locations of </text:span><text:span text:style-name="T4">allocation call instructions in the </text:span><text:span text:style-name="T4">program binary. SCCs on the SSG </text:span><text:span text:style-name="T4">delineate separate data structures. An </text:span><text:span text:style-name="T4">array of trees materialises into a graph </text:span><text:span text:style-name="T4">on USG. SSG can help separate RDS </text:span><text:span text:style-name="T4">of trees from those of arrays.</text:span></text:p>
            <text:p><text:span text:style-name="T1">Implementation:</text:span><text:span text:style-name="T3"> </text:span><text:span text:style-name="T6">Binary </text:span><text:span text:style-name="T6">instrumentation with Intel’s PIN</text:span></text:p>
            <text:p><text:span text:style-name="T1">Experimental Result</text:span><text:span text:style-name="T3">: </text:span><text:span text:style-name="T6">SPEC2000, Olden. RDSP <text:s/>processes </text:span><text:span text:style-name="T6">dynamic application traces. Builds </text:span><text:span text:style-name="T6">graphs and calculates numbers of </text:span><text:span text:style-name="T6">different RDS and their lifetimes. No </text:span><text:span text:style-name="T6">precise identification is reported. </text:span><text:span text:style-name="T6">Numbers have not been validated in </text:span><text:span text:style-name="T6">any way.</text:span></text:p>
            <text:p><text:span text:style-name="T6"/></text:p>
          </draw:text-box>
        </draw:frame>
        <draw:frame draw:style-name="gr3" draw:text-style-name="P5" draw:layer="layout" svg:width="21.9cm" svg:height="16.94cm" svg:x="38.6cm" svg:y="22.46cm">
          <draw:text-box>
            <text:p text:style-name="P2"><text:span text:style-name="T1">DDT </text:span><text:span text:style-name="T2">(2009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Workshop on Parallel </text:span><text:span text:style-name="T1">Execution of Sequential </text:span><text:span text:style-name="T1">Programs on Multicore </text:span><text:span text:style-name="T1">Architectures (PESPMA'09) , </text:span><text:span text:style-name="T1">June 2009.</text:span></text:p>
            <text:p text:style-name="P2"><text:span text:style-name="T1"/></text:p>
            <text:p text:style-name="P2"><text:span text:style-name="T1">MICRO’42 Proceedings of </text:span><text:span text:style-name="T1">the 42nd Annual IEEE/ACM </text:span><text:span text:style-name="T1">International Symposium on </text:span><text:span text:style-name="T1">Microarchitecture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text:span text:style-name="T3"> </text:span><text:span text:style-name="T6">LLVM</text:span></text:p>
            <text:p><text:span text:style-name="T1">Experimental Result</text:span><text:span text:style-name="T3">: </text:span></text:p>
            <text:p><text:span text:style-name="T6"/></text:p>
          </draw:text-box>
        </draw:frame>
        <draw:frame draw:style-name="gr4" draw:text-style-name="P5" draw:layer="layout" svg:width="19cm" svg:height="3.554cm" svg:x="4.4cm" svg:y="5.2cm">
          <draw:text-box>
            <text:p text:style-name="P2"><text:span text:style-name="T1">Memory profiling, Profile-</text:span><text:span text:style-name="T1">based optimizations, </text:span><text:span text:style-name="T1">memory analysis</text:span></text:p>
            <text:p text:style-name="P2"><text:span text:style-name="T3"/></text:p>
          </draw:text-box>
        </draw:frame>
        <draw:frame draw:style-name="gr5" draw:text-style-name="P6" draw:layer="layout" svg:width="11.1cm" svg:height="3.6cm" svg:x="3.2cm" svg:y="13.5cm">
          <draw:text-box>
            <text:p text:style-name="P2"><text:span text:style-name="T2">Work at the granularity of the </text:span><text:span text:style-name="T2">individual load/store </text:span><text:span text:style-name="T2">operations</text:span></text:p>
          </draw:text-box>
        </draw:frame>
        <draw:frame draw:style-name="gr4" draw:text-style-name="P5" draw:layer="layout" svg:width="19cm" svg:height="3.554cm" svg:x="24.1cm" svg:y="8.7cm">
          <draw:text-box>
            <text:p text:style-name="P2"><text:span text:style-name="T1">Shape Analysis</text:span></text:p>
            <text:p text:style-name="P2"><text:span text:style-name="T3"/></text:p>
          </draw:text-box>
        </draw:frame>
        <draw:frame draw:style-name="gr6" draw:text-style-name="P6" draw:layer="layout" svg:width="11.1cm" svg:height="5.756cm" svg:x="30.9cm" svg:y="15.1cm">
          <draw:text-box>
            <text:p text:style-name="P2"><text:span text:style-name="T2">Conservative, cannot operate </text:span><text:span text:style-name="T2">on multiple compilation units, </text:span><text:span text:style-name="T2">analysis time does not scale </text:span><text:span text:style-name="T2">well</text:span></text:p>
          </draw:text-box>
        </draw:frame>
        <draw:line draw:style-name="gr7" draw:text-style-name="P7" draw:layer="layout" svg:x1="43.4cm" svg:y1="10.6cm" svg:x2="50cm" svg:y2="21.8cm">
          <text:p/>
        </draw:line>
        <draw:line draw:style-name="gr7" draw:text-style-name="P7" draw:layer="layout" svg:x1="33.8cm" svg:y1="12.7cm" svg:x2="23.9cm" svg:y2="22.4cm">
          <text:p/>
        </draw:line>
        <draw:line draw:style-name="gr7" draw:text-style-name="P7" draw:layer="layout" svg:x1="13.4cm" svg:y1="9.4cm" svg:x2="21cm" svg:y2="22.5cm">
          <text:p/>
        </draw:line>
        <draw:frame draw:style-name="gr8" draw:text-style-name="P5" draw:layer="layout" svg:width="21.9cm" svg:height="14.8cm" svg:x="19cm" svg:y="50.3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</text:span><text:span text:style-name="T3">Conference on Reverse </text:span><text:span text:style-name="T3">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</text:span><text:span text:style-name="T6">world applications, 16 libraries.</text:span><text:span text:style-name="T3"> </text:span></text:p>
          </draw:text-box>
        </draw:frame>
        <draw:line draw:style-name="gr7" draw:text-style-name="P7" draw:layer="layout" svg:x1="22.1cm" svg:y1="42.8cm" svg:x2="29cm" svg:y2="50cm">
          <text:p/>
        </draw:line>
        <draw:line draw:style-name="gr7" draw:text-style-name="P7" draw:layer="layout" svg:x1="50.2cm" svg:y1="40.4cm" svg:x2="31cm" svg:y2="49.7cm">
          <text:p/>
        </draw:line>
        <draw:frame draw:style-name="gr4" draw:text-style-name="P5" draw:layer="layout" svg:width="19cm" svg:height="3.554cm" svg:x="2cm" svg:y="44.9cm">
          <draw:text-box>
            <text:p text:style-name="P2"><text:span text:style-name="T1">Forensics and Reverse </text:span><text:span text:style-name="T1">Engineering</text:span></text:p>
          </draw:text-box>
        </draw:frame>
        <draw:line draw:style-name="gr7" draw:text-style-name="P7" draw:layer="layout" svg:x1="10.9cm" svg:y1="49.4cm" svg:x2="17.8cm" svg:y2="56.6cm">
          <text:p/>
        </draw:line>
        <draw:frame draw:style-name="gr6" draw:text-style-name="P6" draw:layer="layout" svg:width="11.1cm" svg:height="5.756cm" svg:x="3.2cm" svg:y="52.1cm">
          <draw:text-box>
            <text:p text:style-name="P2"><text:span text:style-name="T2">Limited to the low level </text:span><text:span text:style-name="T2">programming constructs such </text:span><text:span text:style-name="T2">as individual variables or </text:span><text:span text:style-name="T2">structs</text:span></text:p>
          </draw:text-box>
        </draw:frame>
        <draw:frame draw:style-name="gr9" draw:text-style-name="P6" draw:layer="layout" svg:width="11.1cm" svg:height="3.554cm" svg:x="37.8cm" svg:y="42.444cm">
          <draw:text-box>
            <text:p text:style-name="P2"><text:span text:style-name="T2">Relies on the assumption of </text:span><text:span text:style-name="T2">interface functions</text:span></text:p>
          </draw:text-box>
        </draw:frame>
        <draw:frame draw:style-name="gr8" draw:text-style-name="P5" draw:layer="layout" svg:width="21.9cm" svg:height="14.8cm" svg:x="64.5cm" svg:y="39.6cm">
          <draw:text-box>
            <text:p text:style-name="P2"><text:span text:style-name="T1">Howard </text:span><text:span text:style-name="T2">(2011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Proceedings of the Network </text:span><text:span text:style-name="T1">and Distributed System </text:span><text:span text:style-name="T1">Security Symposium, NDSS </text:span><text:span text:style-name="T1">2011, San Diego, California, </text:span><text:span text:style-name="T1">USA, 6th February - 9th </text:span><text:span text:style-name="T1">February 2011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</text:span><text:span text:style-name="T6">world applications, 16 libraries.</text:span><text:span text:style-name="T3"> </text:span></text:p>
          </draw:text-box>
        </draw:frame>
        <draw:frame draw:style-name="gr8" draw:text-style-name="P5" draw:layer="layout" svg:width="21.9cm" svg:height="14.8cm" svg:x="19cm" svg:y="50.3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</text:span><text:span text:style-name="T3">Conference on Reverse </text:span><text:span text:style-name="T3">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</text:span><text:span text:style-name="T6">world applications, 16 libraries.</text:span><text:span text:style-name="T3"> </text:span></text:p>
          </draw:text-box>
        </draw:frame>
        <draw:frame draw:style-name="gr8" draw:text-style-name="P5" draw:layer="layout" svg:width="21.9cm" svg:height="14.8cm" svg:x="19cm" svg:y="50.3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</text:span><text:span text:style-name="T3">Conference on Reverse </text:span><text:span text:style-name="T3">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</text:span><text:span text:style-name="T6">world applications, 16 libraries.</text:span><text:span text:style-name="T3"> </text:span></text:p>
          </draw:text-box>
        </draw:frame>
        <draw:line draw:style-name="gr7" draw:text-style-name="P7" draw:layer="layout" svg:x1="63.8cm" svg:y1="46.7cm" svg:x2="42.1cm" svg:y2="58.1cm">
          <text:p/>
        </draw:line>
        <draw:frame draw:style-name="gr10" draw:text-style-name="P5" draw:layer="layout" svg:width="21.9cm" svg:height="12.129cm" svg:x="91.3cm" svg:y="46.7cm">
          <draw:text-box>
            <text:p text:style-name="P2"><text:span text:style-name="T1">DS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of </text:span><text:span text:style-name="T1">the 25th International </text:span><text:span text:style-name="T1">Symposium on Software </text:span><text:span text:style-name="T1">Testing and Analysis, </text:span><text:span text:style-name="T1">Saarbrücken, Germany 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11" draw:text-style-name="P5" draw:layer="layout" svg:width="21.9cm" svg:height="13.23cm" svg:x="75.4cm" svg:y="64.87cm">
          <draw:text-box>
            <text:p text:style-name="P2"><text:span text:style-name="T1">DSIbin </text:span><text:span text:style-name="T2">(2017)</text:span></text:p>
            <text:p text:style-name="P2"><text:span text:style-name="T2">()</text:span></text:p>
            <text:p text:style-name="P2"><text:span text:style-name="T1">[ASE’17] Proceedings of the </text:span><text:span text:style-name="T1">32nd IEEE/ACM </text:span><text:span text:style-name="T1">International Conference on </text:span><text:span text:style-name="T1">Automated Software </text:span><text:span text:style-name="T1">Engineering, Urbana-</text:span><text:span text:style-name="T1">Champaign, IL, USA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101.5cm" svg:y1="59.4cm" svg:x2="86.7cm" svg:y2="64.6cm">
          <text:p/>
        </draw:line>
        <draw:line draw:style-name="gr7" draw:text-style-name="P7" draw:layer="layout" svg:x1="75.8cm" svg:y1="54.8cm" svg:x2="85.9cm" svg:y2="64.5cm">
          <text:p/>
        </draw:line>
        <draw:line draw:style-name="gr7" draw:text-style-name="P7" draw:layer="layout" svg:x1="33.827cm" svg:y1="12.674cm" svg:x2="29.8cm" svg:y2="49.7cm">
          <text:p/>
        </draw:line>
        <draw:frame draw:style-name="gr5" draw:text-style-name="P6" draw:layer="layout" svg:width="11.1cm" svg:height="3.6cm" svg:x="24.5cm" svg:y="42.5cm">
          <draw:text-box>
            <text:p text:style-name="P2"><text:span text:style-name="T2">Provably undecidable, </text:span><text:span text:style-name="T2">conservative, has not been </text:span><text:span text:style-name="T2">widely adapted</text:span></text:p>
          </draw:text-box>
        </draw:frame>
        <draw:frame draw:style-name="gr6" draw:text-style-name="P6" draw:layer="layout" svg:width="11.1cm" svg:height="5.756cm" svg:x="49.1cm" svg:y="44.7cm">
          <draw:text-box>
            <text:p text:style-name="P2"><text:span text:style-name="T2">High accuracy, do not provide </text:span><text:span text:style-name="T2">any information about high-</text:span><text:span text:style-name="T2">level data structures (lists, </text:span><text:span text:style-name="T2">trees, etc.)</text:span></text:p>
          </draw:text-box>
        </draw:frame>
        <draw:frame draw:style-name="gr8" draw:text-style-name="P5" draw:layer="layout" svg:width="21.9cm" svg:height="14.8cm" svg:x="65.5cm" svg:y="24.2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65cm" svg:y1="31.9cm" svg:x2="41.9cm" svg:y2="57.2cm">
          <text:p/>
        </draw:line>
        <draw:frame draw:style-name="gr12" draw:text-style-name="P8" draw:layer="layout" svg:width="28.3cm" svg:height="3.5cm" svg:x="62.7cm" svg:y="5.7cm">
          <draw:text-box>
            <text:p text:style-name="P2"><text:span text:style-name="T8">Low-level data </text:span><text:span text:style-name="T8">structures (primitive </text:span><text:span text:style-name="T8">types, structs, arrays) </text:span><text:span text:style-name="T8">identification</text:span></text:p>
          </draw:text-box>
        </draw:frame>
        <draw:frame draw:style-name="gr13" draw:text-style-name="P5" draw:layer="layout" svg:width="21.9cm" svg:height="3.956cm" svg:x="65.7cm" svg:y="9.2cm">
          <draw:text-box>
            <text:p text:style-name="P2"><text:span text:style-name="T1">Static Analysis Techniques</text:span></text:p>
            <text:list text:style-name="L1">
              <text:list-item>
                <text:p text:style-name="P4"><text:span text:style-name="T4">Value Set Analysis</text:span></text:p>
              </text:list-item>
              <text:list-item>
                <text:p text:style-name="P4"><text:span text:style-name="T4">Aggregate Structure Identification</text:span></text:p>
                <text:p text:style-name="P4"><text:span text:style-name="T4"/></text:p>
              </text:list-item>
            </text:list>
          </draw:text-box>
        </draw:frame>
        <draw:frame draw:style-name="gr14" draw:text-style-name="P5" draw:layer="layout" svg:width="21.9cm" svg:height="9.927cm" svg:x="65.4cm" svg:y="13.7cm">
          <draw:text-box>
            <text:p text:style-name="P2"><text:span text:style-name="T1">TIE </text:span><text:span text:style-name="T2">(2011)</text:span></text:p>
            <text:p text:style-name="P2"><text:span text:style-name="T9">[</text:span><text:span text:style-name="T1">NDSS’11] Proc. of the 18th </text:span><text:span text:style-name="T1">Annual Network</text:span></text:p>
            <text:p text:style-name="P2"><text:span text:style-name="T1">&amp; Distributed System </text:span><text:span text:style-name="T1">Security Symposium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24.2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24.2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10" draw:text-style-name="P5" draw:layer="layout" svg:width="21.9cm" svg:height="12.129cm" svg:x="92cm" svg:y="33.2cm">
          <draw:text-box>
            <text:p text:style-name="P2"><text:span text:style-name="T1">dsOl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of </text:span><text:span text:style-name="T1">the 25th International </text:span><text:span text:style-name="T1">Symposium on Software </text:span><text:span text:style-name="T1">Testing and Analysis, </text:span><text:span text:style-name="T1">Saarbrücken, Germany 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</draw:page>
      <draw:page draw:name="page2" draw:style-name="dp1" draw:master-page-name="Default">
        <draw:custom-shape draw:style-name="gr15" draw:text-style-name="P1" draw:layer="layout" svg:width="28.5cm" svg:height="71.8cm" svg:x="62.5cm" svg:y="13.05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9cm" svg:height="19.242cm" svg:x="11.4cm" svg:y="44.94cm">
          <draw:text-box>
            <text:p text:style-name="P2"><text:span text:style-name="T1">RDS </text:span><text:span text:style-name="T2">(2005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3"><text:span text:style-name="T1">MSP’05, Memory Systems </text:span><text:span text:style-name="T1">Performance Workshop, </text:span><text:span text:style-name="T1">Chicago, USA</text:span></text:p>
            <text:p text:style-name="P4"><text:span text:style-name="T1">Methodology:</text:span></text:p>
            <text:p text:style-name="P4"><text:span text:style-name="T4">Builds</text:span><text:span text:style-name="T5"> </text:span><text:span text:style-name="T4">2 memory graphs (Unified </text:span><text:span text:style-name="T4">Shape Graph (USG) + Static Shape </text:span><text:span text:style-name="T4">Graph (SSG)). USG consists of all </text:span><text:span text:style-name="T4">dynamically allocated memory chunks </text:span><text:span text:style-name="T4">as nodes. SSG consists of nodes </text:span><text:span text:style-name="T4">corresponding to static locations of </text:span><text:span text:style-name="T4">allocation call instructions in the </text:span><text:span text:style-name="T4">program binary. SCCs on the SSG </text:span><text:span text:style-name="T4">delineate separate data structures. An </text:span><text:span text:style-name="T4">array of trees materialises into a graph </text:span><text:span text:style-name="T4">on USG. SSG can help separate RDS </text:span><text:span text:style-name="T4">of trees from those of arrays.</text:span></text:p>
            <text:p><text:span text:style-name="T1">Implementation:</text:span><text:span text:style-name="T3"> </text:span><text:span text:style-name="T6">Binary </text:span><text:span text:style-name="T6">instrumentation with Intel’s PIN</text:span></text:p>
            <text:p><text:span text:style-name="T1">Experimental Result</text:span><text:span text:style-name="T3">: </text:span><text:span text:style-name="T6">SPEC2000, Olden. RDSP <text:s/>processes </text:span><text:span text:style-name="T6">dynamic application traces. Builds </text:span><text:span text:style-name="T6">graphs and calculates numbers of </text:span><text:span text:style-name="T6">different RDS and their lifetimes. No </text:span><text:span text:style-name="T6">precise identification is reported. </text:span><text:span text:style-name="T6">Numbers have not been validated in </text:span><text:span text:style-name="T6">any way.</text:span></text:p>
            <text:p><text:span text:style-name="T6"/></text:p>
          </draw:text-box>
        </draw:frame>
        <draw:frame draw:style-name="gr16" draw:text-style-name="P5" draw:layer="layout" svg:width="21.9cm" svg:height="29.279cm" svg:x="38.2cm" svg:y="44.7cm">
          <draw:text-box>
            <text:p text:style-name="P2"><text:span text:style-name="T1">DDT </text:span><text:span text:style-name="T2">(2009)</text:span></text:p>
            <text:p text:style-name="P2"><text:span text:style-name="T2">(</text:span><text:span text:style-name="T1">D</text:span><text:span text:style-name="T3">ata </text:span><text:span text:style-name="T1">S</text:span><text:span text:style-name="T3">tructure </text:span><text:span text:style-name="T1">D</text:span><text:span text:style-name="T3">etection </text:span><text:span text:style-name="T1">T</text:span><text:span text:style-name="T3">ool)</text:span></text:p>
            <text:p text:style-name="P2"><text:span text:style-name="T1">Workshop on Parallel </text:span><text:span text:style-name="T1">Execution of Sequential </text:span><text:span text:style-name="T1">Programs on Multicore </text:span><text:span text:style-name="T1">Architectures (PESPMA'09) , </text:span><text:span text:style-name="T1">June 2009.</text:span></text:p>
            <text:p text:style-name="P2"><text:span text:style-name="T1"/></text:p>
            <text:p text:style-name="P2"><text:span text:style-name="T1">MICRO’42 Proceedings of </text:span><text:span text:style-name="T1">the 42nd Annual IEEE/ACM </text:span><text:span text:style-name="T1">International Symposium on </text:span><text:span text:style-name="T1">Microarchitecture</text:span></text:p>
            <text:p text:style-name="P4"><text:span text:style-name="T1"/></text:p>
            <text:p text:style-name="P4"><text:span text:style-name="T1">Input: </text:span><text:span text:style-name="T2">binary</text:span></text:p>
            <text:p text:style-name="P4"><text:span text:style-name="T1"/></text:p>
            <text:p text:style-name="P4"><text:span text:style-name="T1">Methodology: </text:span><text:span text:style-name="T2">builds</text:span><text:span text:style-name="T1"> </text:span><text:span text:style-name="T10">MG</text:span><text:span text:style-name="T11">, </text:span><text:span text:style-name="T12">builds Call Graph, </text:span><text:span text:style-name="T12">differentiates MG nodes by </text:span><text:span text:style-name="T13">allocation-site-based</text:span><text:span text:style-name="T12"> typing </text:span><text:span text:style-name="T12">and node merging, </text:span></text:p>
            <text:p text:style-name="P4"><text:span text:style-name="T6"/></text:p>
            <text:p><text:span text:style-name="T1">Implementation:</text:span><text:span text:style-name="T3"> </text:span><text:span text:style-name="T6">LLVM</text:span></text:p>
            <text:p><text:span text:style-name="T6"/></text:p>
            <text:p><text:span text:style-name="T1">Weaknesses:</text:span><text:span text:style-name="T3"> </text:span></text:p>
            <text:list text:style-name="L1">
              <text:list-item>
                <text:p><text:span text:style-name="T14">allocation-site-based</text:span><text:span text:style-name="T3"> nodes </text:span><text:span text:style-name="T3">typing with a complementary </text:span><text:span text:style-name="T3">nodes merging (accessed </text:span><text:span text:style-name="T3">with the same API function) </text:span><text:span text:style-name="T3">might not work in general </text:span><text:span text:style-name="T3">case</text:span></text:p>
              </text:list-item>
            </text:list>
            <text:p><text:span text:style-name="T1"/></text:p>
            <text:p><text:span text:style-name="T1">Experimental Result</text:span><text:span text:style-name="T3">: GLib, </text:span><text:span text:style-name="T3">Apache C++ Standard Library, </text:span><text:span text:style-name="T3">STLport </text:span></text:p>
            <text:p><text:span text:style-name="T6"/></text:p>
          </draw:text-box>
        </draw:frame>
        <draw:frame draw:style-name="gr4" draw:text-style-name="P5" draw:layer="layout" svg:width="19cm" svg:height="3.554cm" svg:x="4cm" svg:y="27.44cm">
          <draw:text-box>
            <text:p text:style-name="P2"><text:span text:style-name="T1">Memory profiling, Profile-</text:span><text:span text:style-name="T1">based optimizations, </text:span><text:span text:style-name="T1">memory analysis</text:span></text:p>
            <text:p text:style-name="P2"><text:span text:style-name="T3"/></text:p>
          </draw:text-box>
        </draw:frame>
        <draw:frame draw:style-name="gr5" draw:text-style-name="P6" draw:layer="layout" svg:width="11.1cm" svg:height="3.6cm" svg:x="2.8cm" svg:y="35.74cm">
          <draw:text-box>
            <text:p text:style-name="P2"><text:span text:style-name="T2">Work at the granularity of the </text:span><text:span text:style-name="T2">individual load/store </text:span><text:span text:style-name="T2">operations</text:span></text:p>
          </draw:text-box>
        </draw:frame>
        <draw:frame draw:style-name="gr4" draw:text-style-name="P5" draw:layer="layout" svg:width="19cm" svg:height="3.554cm" svg:x="23.7cm" svg:y="30.94cm">
          <draw:text-box>
            <text:p text:style-name="P2"><text:span text:style-name="T1">Shape Analysis</text:span></text:p>
            <text:p text:style-name="P2"><text:span text:style-name="T3"/></text:p>
          </draw:text-box>
        </draw:frame>
        <draw:frame draw:style-name="gr6" draw:text-style-name="P6" draw:layer="layout" svg:width="11.1cm" svg:height="5.756cm" svg:x="30.5cm" svg:y="37.34cm">
          <draw:text-box>
            <text:p text:style-name="P2"><text:span text:style-name="T2">Conservative, cannot operate </text:span><text:span text:style-name="T2">on multiple compilation units, </text:span><text:span text:style-name="T2">analysis time does not scale </text:span><text:span text:style-name="T2">well</text:span></text:p>
          </draw:text-box>
        </draw:frame>
        <draw:line draw:style-name="gr7" draw:text-style-name="P7" draw:layer="layout" svg:x1="43cm" svg:y1="32.84cm" svg:x2="49.6cm" svg:y2="44.04cm">
          <text:p/>
        </draw:line>
        <draw:line draw:style-name="gr7" draw:text-style-name="P7" draw:layer="layout" svg:x1="33.4cm" svg:y1="34.94cm" svg:x2="23.5cm" svg:y2="44.64cm">
          <text:p/>
        </draw:line>
        <draw:line draw:style-name="gr7" draw:text-style-name="P7" draw:layer="layout" svg:x1="13cm" svg:y1="31.64cm" svg:x2="20.6cm" svg:y2="44.74cm">
          <text:p/>
        </draw:line>
        <draw:frame draw:style-name="gr8" draw:text-style-name="P5" draw:layer="layout" svg:width="21.9cm" svg:height="14.8cm" svg:x="18.6cm" svg:y="72.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</text:span><text:span text:style-name="T3">Conference on Reverse </text:span><text:span text:style-name="T3">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</text:span><text:span text:style-name="T6">world applications, 16 libraries.</text:span><text:span text:style-name="T3"> </text:span></text:p>
          </draw:text-box>
        </draw:frame>
        <draw:line draw:style-name="gr7" draw:text-style-name="P7" draw:layer="layout" svg:x1="21.7cm" svg:y1="65.04cm" svg:x2="28.6cm" svg:y2="72.24cm">
          <text:p/>
        </draw:line>
        <draw:line draw:style-name="gr7" draw:text-style-name="P7" draw:layer="layout" svg:x1="49.8cm" svg:y1="62.64cm" svg:x2="30.6cm" svg:y2="71.94cm">
          <text:p/>
        </draw:line>
        <draw:frame draw:style-name="gr4" draw:text-style-name="P5" draw:layer="layout" svg:width="19cm" svg:height="3.554cm" svg:x="1.6cm" svg:y="67.14cm">
          <draw:text-box>
            <text:p text:style-name="P2"><text:span text:style-name="T1">Forensics and Reverse </text:span><text:span text:style-name="T1">Engineering</text:span></text:p>
          </draw:text-box>
        </draw:frame>
        <draw:line draw:style-name="gr7" draw:text-style-name="P7" draw:layer="layout" svg:x1="10.5cm" svg:y1="71.64cm" svg:x2="17.4cm" svg:y2="78.84cm">
          <text:p/>
        </draw:line>
        <draw:frame draw:style-name="gr6" draw:text-style-name="P6" draw:layer="layout" svg:width="11.1cm" svg:height="5.756cm" svg:x="2.8cm" svg:y="74.34cm">
          <draw:text-box>
            <text:p text:style-name="P2"><text:span text:style-name="T2">Limited to the low level </text:span><text:span text:style-name="T2">programming constructs such </text:span><text:span text:style-name="T2">as individual variables or </text:span><text:span text:style-name="T2">structs</text:span></text:p>
          </draw:text-box>
        </draw:frame>
        <draw:frame draw:style-name="gr9" draw:text-style-name="P6" draw:layer="layout" svg:width="11.1cm" svg:height="3.554cm" svg:x="37.4cm" svg:y="64.684cm">
          <draw:text-box>
            <text:p text:style-name="P2"><text:span text:style-name="T2">Relies on the assumption of </text:span><text:span text:style-name="T2">interface functions</text:span></text:p>
          </draw:text-box>
        </draw:frame>
        <draw:frame draw:style-name="gr17" draw:text-style-name="P5" draw:layer="layout" svg:width="21.9cm" svg:height="15.432cm" svg:x="65.7cm" svg:y="61.054cm">
          <draw:text-box>
            <text:p text:style-name="P2"><text:span text:style-name="T1">Howard </text:span><text:span text:style-name="T2">(2011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Proceedings of the Network </text:span><text:span text:style-name="T1">and Distributed System </text:span><text:span text:style-name="T1">Security Symposium, NDSS </text:span><text:span text:style-name="T1">2011, San Diego, California, </text:span><text:span text:style-name="T1">USA, 6th February - 9th </text:span><text:span text:style-name="T1">February 2011</text:span></text:p>
            <text:p text:style-name="P4"><text:span text:style-name="T1">Target: </text:span><text:span text:style-name="T4">stripped binaries</text:span></text:p>
            <text:p text:style-name="P4"><text:span text:style-name="T4"/></text:p>
            <text:p text:style-name="P4"><text:span text:style-name="T1">Methodology:</text:span></text:p>
            <text:p text:style-name="P4"><text:span text:style-name="T1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</text:span><text:span text:style-name="T6">world applications, 16 libraries.</text:span><text:span text:style-name="T3"> </text:span></text:p>
          </draw:text-box>
        </draw:frame>
        <draw:line draw:style-name="gr7" draw:text-style-name="P7" draw:layer="layout" svg:x1="63.8cm" svg:y1="54.354cm" svg:x2="42.1cm" svg:y2="65.754cm">
          <text:p/>
        </draw:line>
        <draw:frame draw:style-name="gr10" draw:text-style-name="P5" draw:layer="layout" svg:width="21.9cm" svg:height="12.129cm" svg:x="91.7cm" svg:y="69.1cm">
          <draw:text-box>
            <text:p text:style-name="P2"><text:span text:style-name="T1">DS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of </text:span><text:span text:style-name="T1">the 25th International </text:span><text:span text:style-name="T1">Symposium on Software </text:span><text:span text:style-name="T1">Testing and Analysis, </text:span><text:span text:style-name="T1">Saarbrücken, Germany 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11" draw:text-style-name="P5" draw:layer="layout" svg:width="21.9cm" svg:height="13.23cm" svg:x="73.2cm" svg:y="93.67cm">
          <draw:text-box>
            <text:p text:style-name="P2"><text:span text:style-name="T1">DSIbin </text:span><text:span text:style-name="T2">(2017)</text:span></text:p>
            <text:p text:style-name="P2"><text:span text:style-name="T2">()</text:span></text:p>
            <text:p text:style-name="P2"><text:span text:style-name="T1">[ASE’17] Proceedings of the </text:span><text:span text:style-name="T1">32nd IEEE/ACM </text:span><text:span text:style-name="T1">International Conference on </text:span><text:span text:style-name="T1">Automated Software </text:span><text:span text:style-name="T1">Engineering, Urbana-</text:span><text:span text:style-name="T1">Champaign, IL, USA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102.3cm" svg:y1="81.9cm" svg:x2="89cm" svg:y2="93.3cm">
          <text:p/>
        </draw:line>
        <draw:line draw:style-name="gr7" draw:text-style-name="P7" draw:layer="layout" svg:x1="74.8cm" svg:y1="77.5cm" svg:x2="79.3cm" svg:y2="93.1cm">
          <text:p/>
        </draw:line>
        <draw:line draw:style-name="gr7" draw:text-style-name="P7" draw:layer="layout" svg:x1="33.427cm" svg:y1="34.914cm" svg:x2="29.4cm" svg:y2="71.94cm">
          <text:p/>
        </draw:line>
        <draw:frame draw:style-name="gr5" draw:text-style-name="P6" draw:layer="layout" svg:width="11.1cm" svg:height="3.6cm" svg:x="24.1cm" svg:y="64.74cm">
          <draw:text-box>
            <text:p text:style-name="P2"><text:span text:style-name="T2">Provably undecidable, </text:span><text:span text:style-name="T2">conservative, has not been </text:span><text:span text:style-name="T2">widely adapted</text:span></text:p>
          </draw:text-box>
        </draw:frame>
        <draw:frame draw:style-name="gr6" draw:text-style-name="P6" draw:layer="layout" svg:width="11.1cm" svg:height="5.756cm" svg:x="48.7cm" svg:y="66.94cm">
          <draw:text-box>
            <text:p text:style-name="P2"><text:span text:style-name="T2">High accuracy, do not provide </text:span><text:span text:style-name="T2">any information about high-</text:span><text:span text:style-name="T2">level data structures (lists, </text:span><text:span text:style-name="T2">trees, etc.)</text:span></text:p>
          </draw:text-box>
        </draw:frame>
        <draw:frame draw:style-name="gr8" draw:text-style-name="P5" draw:layer="layout" svg:width="21.9cm" svg:height="14.8cm" svg:x="65.5cm" svg:y="31.854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65cm" svg:y1="39.554cm" svg:x2="41.9cm" svg:y2="64.854cm">
          <text:p/>
        </draw:line>
        <draw:frame draw:style-name="gr12" draw:text-style-name="P8" draw:layer="layout" svg:width="28.3cm" svg:height="3.5cm" svg:x="62.7cm" svg:y="13.354cm">
          <draw:text-box>
            <text:p text:style-name="P2"><text:span text:style-name="T8">Low-level data </text:span><text:span text:style-name="T8">structures (primitive </text:span><text:span text:style-name="T8">types, structs, arrays) </text:span><text:span text:style-name="T8">identification</text:span></text:p>
          </draw:text-box>
        </draw:frame>
        <draw:frame draw:style-name="gr13" draw:text-style-name="P5" draw:layer="layout" svg:width="21.9cm" svg:height="3.956cm" svg:x="65.7cm" svg:y="16.854cm">
          <draw:text-box>
            <text:p text:style-name="P2"><text:span text:style-name="T1">Static Analysis Techniques</text:span></text:p>
            <text:list text:style-name="L1">
              <text:list-item>
                <text:p text:style-name="P4"><text:span text:style-name="T4">Value Set Analysis</text:span></text:p>
              </text:list-item>
              <text:list-item>
                <text:p text:style-name="P4"><text:span text:style-name="T4">Aggregate Structure Identification</text:span></text:p>
                <text:p text:style-name="P4"><text:span text:style-name="T4"/></text:p>
              </text:list-item>
            </text:list>
          </draw:text-box>
        </draw:frame>
        <draw:frame draw:style-name="gr14" draw:text-style-name="P5" draw:layer="layout" svg:width="21.9cm" svg:height="9.927cm" svg:x="65.4cm" svg:y="21.354cm">
          <draw:text-box>
            <text:p text:style-name="P2"><text:span text:style-name="T1">TIE </text:span><text:span text:style-name="T2">(2011)</text:span></text:p>
            <text:p text:style-name="P2"><text:span text:style-name="T9">[</text:span><text:span text:style-name="T1">NDSS’11] Proc. of the 18th </text:span><text:span text:style-name="T1">Annual Network</text:span></text:p>
            <text:p text:style-name="P2"><text:span text:style-name="T1">&amp; Distributed System </text:span><text:span text:style-name="T1">Security Symposium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31.854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31.854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/>
            <text:p text:style-name="P4"><text:span text:style-name="T1">Methodology</text:span></text:p>
            <text:p text:style-name="P4"><text:span text:style-name="T1"/></text:p>
          </draw:text-box>
        </draw:frame>
        <draw:frame draw:style-name="gr18" draw:text-style-name="P6" draw:layer="layout" svg:width="11.1cm" svg:height="4.655cm" svg:x="40.6cm" svg:y="36.44cm">
          <draw:text-box>
            <text:p text:style-name="P2"><text:span text:style-name="T2">Most well known, but provably </text:span><text:span text:style-name="T2">undecidable and thus </text:span><text:span text:style-name="T2">necessarily conservative</text:span></text:p>
          </draw:text-box>
        </draw:frame>
        <draw:frame draw:style-name="gr4" draw:text-style-name="P5" draw:layer="layout" svg:width="19cm" svg:height="3.554cm" svg:x="40.4cm" svg:y="25.986cm">
          <draw:text-box>
            <text:p text:style-name="P2"><text:span text:style-name="T1">Forensics </text:span></text:p>
            <text:p text:style-name="P2"><text:span text:style-name="T1">&amp; </text:span></text:p>
            <text:p text:style-name="P2"><text:span text:style-name="T1">Reverse engineering</text:span></text:p>
          </draw:text-box>
        </draw:frame>
        <draw:line draw:style-name="gr7" draw:text-style-name="P7" draw:layer="layout" svg:x1="50.2cm" svg:y1="29.64cm" svg:x2="50.3cm" svg:y2="44.14cm">
          <text:p/>
        </draw:line>
        <draw:frame draw:style-name="gr6" draw:text-style-name="P6" draw:layer="layout" svg:width="11.1cm" svg:height="5.756cm" svg:x="44.8cm" svg:y="30.884cm">
          <draw:text-box>
            <text:p text:style-name="P2"><text:span text:style-name="T2">Most well known, but provably </text:span><text:span text:style-name="T2">undecidable and thus </text:span><text:span text:style-name="T2">necessarily conservative</text:span></text:p>
          </draw:text-box>
        </draw:frame>
        <draw:line draw:style-name="gr7" draw:text-style-name="P7" draw:layer="layout" svg:x1="33.5cm" svg:y1="53.74cm" svg:x2="38.1cm" svg:y2="54.14cm">
          <text:p/>
        </draw:line>
        <draw:frame draw:style-name="gr19" draw:text-style-name="P5" draw:layer="layout" svg:width="21.9cm" svg:height="20.704cm" svg:x="20.3cm" svg:y="4.096cm">
          <draw:text-box>
            <text:p text:style-name="P2"><text:span text:style-name="T1">Abstract Dekker’s </text:span><text:span text:style-name="T2">(1994)</text:span></text:p>
            <text:p text:style-name="P2"><text:span text:style-name="T2">(</text:span><text:span text:style-name="T1">D</text:span><text:span text:style-name="T3">ata </text:span><text:span text:style-name="T1">S</text:span><text:span text:style-name="T3">tructure </text:span><text:span text:style-name="T1">D</text:span><text:span text:style-name="T3">etection </text:span><text:span text:style-name="T1">T</text:span><text:span text:style-name="T3">ool)</text:span></text:p>
            <text:p text:style-name="P2"><text:span text:style-name="T1">Workshop on Parallel </text:span><text:span text:style-name="T1">Execution of Sequential </text:span><text:span text:style-name="T1">Programs on Multicore </text:span><text:span text:style-name="T1">Architectures (PESPMA'09) , </text:span><text:span text:style-name="T1">June 2009.</text:span></text:p>
            <text:p text:style-name="P2"><text:span text:style-name="T1"/></text:p>
            <text:p text:style-name="P2"><text:span text:style-name="T1">MICRO’42 Proceedings of </text:span><text:span text:style-name="T1">the 42nd Annual IEEE/ACM </text:span><text:span text:style-name="T1">International Symposium on </text:span><text:span text:style-name="T1">Microarchitecture</text:span></text:p>
            <text:p text:style-name="P4"><text:span text:style-name="T1"/></text:p>
            <text:p text:style-name="P4"><text:span text:style-name="T1">Input: </text:span><text:span text:style-name="T2">binary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text:span text:style-name="T3"> </text:span><text:span text:style-name="T6">LLVM</text:span></text:p>
            <text:p><text:span text:style-name="T1"/></text:p>
            <text:p><text:span text:style-name="T1">Experimental Result</text:span><text:span text:style-name="T3">: GLib, </text:span><text:span text:style-name="T3">Apache C++ Standard Library, </text:span><text:span text:style-name="T3">STLport </text:span></text:p>
            <text:p><text:span text:style-name="T6"/></text:p>
          </draw:text-box>
        </draw:frame>
        <draw:line draw:style-name="gr7" draw:text-style-name="P7" draw:layer="layout" svg:x1="42.5cm" svg:y1="12.2cm" svg:x2="53.3cm" svg:y2="44.2cm">
          <text:p/>
        </draw:line>
        <draw:frame draw:style-name="gr6" draw:text-style-name="P6" draw:layer="layout" svg:width="11.1cm" svg:height="5.756cm" svg:x="44.5cm" svg:y="16.344cm">
          <draw:text-box>
            <text:p text:style-name="P2"><text:span text:style-name="T2">Relies on its abilities at the </text:span><text:span text:style-name="T2">parse tree level, does not </text:span><text:span text:style-name="T2">require source code access</text:span></text:p>
          </draw:text-box>
        </draw:frame>
        <draw:frame draw:style-name="gr20" draw:text-style-name="P9" draw:layer="layout" svg:width="21.9cm" svg:height="23.8cm" svg:x="1cm" svg:y="95.2cm">
          <draw:text-box>
            <text:p text:style-name="P2"><text:span text:style-name="T15">Memory Graph (MG)</text:span></text:p>
            <text:p text:style-name="P4"><text:span text:style-name="T1">Nodes: </text:span><text:span text:style-name="T2">add new nodes to the </text:span><text:span text:style-name="T2">graph on dynamic memory </text:span><text:span text:style-name="T2">allocations, remove graph </text:span><text:span text:style-name="T2">nodes on deallocations</text:span></text:p>
            <text:p text:style-name="P4"><text:span text:style-name="T1">Edges: </text:span><text:span text:style-name="T2">store instructions (with </text:span><text:span text:style-name="T2">destination and source </text:span><text:span text:style-name="T2">operands being addresses </text:span><text:span text:style-name="T2">pointing to locations withing </text:span><text:span text:style-name="T2">previously allocated memory </text:span><text:span text:style-name="T2">nodes/NULL values) </text:span><text:span text:style-name="T2">create/remove MG edges</text:span></text:p>
            <text:p text:style-name="P4"><text:span text:style-name="T1">Limitations: </text:span></text:p>
            <text:list text:style-name="L1">
              <text:list-item>
                <text:p text:style-name="P4"><text:span text:style-name="T2">Composite data structures </text:span><text:span text:style-name="T2">(like array of binary trees) </text:span><text:span text:style-name="T2">chunk up in the single graph </text:span><text:span text:style-name="T2">and are hard to distinguish, </text:span><text:span text:style-name="T2">data structure overlays suffer </text:span><text:span text:style-name="T2">from the same problem</text:span></text:p>
              </text:list-item>
              <text:list-item>
                <text:p text:style-name="P4"><text:span text:style-name="T2">Multiple data structure nodes </text:span><text:span text:style-name="T2">allocated in the same </text:span><text:span text:style-name="T2">memory chunk are </text:span><text:span text:style-name="T2">undistinguishable</text:span></text:p>
              </text:list-item>
              <text:list-item>
                <text:p text:style-name="P4"><text:span text:style-name="T2">Graphs evolve during a </text:span><text:span text:style-name="T2">program execution, data </text:span><text:span text:style-name="T2">structure manipulation </text:span><text:span text:style-name="T2">operations break graph </text:span><text:span text:style-name="T2">invariant properties </text:span></text:p>
              </text:list-item>
            </text:list>
            <text:p text:style-name="P4"><text:span text:style-name="T6"/></text:p>
          </draw:text-box>
        </draw:frame>
      </draw:page>
      <draw:page draw:name="page3" draw:style-name="dp1" draw:master-page-name="Default">
        <draw:custom-shape draw:style-name="gr21" draw:text-style-name="P1" draw:layer="layout" svg:width="58.5cm" svg:height="165.4cm" svg:x="1.8cm" svg:y="6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59.5cm" svg:height="171.9cm" svg:x="1.2cm" svg:y="1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3.4cm" svg:height="47.9cm" svg:x="60.9cm" svg:y="1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43.4cm" svg:height="95cm" svg:x="60.9cm" svg:y="78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2.6cm" svg:height="41.9cm" svg:x="61.3cm" svg:y="6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3.4cm" svg:height="29cm" svg:x="60.9cm" svg:y="49.5cm">
          <text:p/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43.3cm" svg:height="4.501cm" svg:x="60.9cm" svg:y="49.6cm">
          <draw:text-box>
            <text:p text:style-name="P11"><text:span text:style-name="T16">Low-level data </text:span><text:span text:style-name="T16">structures </text:span><text:span text:style-name="T16">(primitive </text:span><text:span text:style-name="T16">types, structs, </text:span><text:span text:style-name="T16">arrays) </text:span><text:span text:style-name="T16">identification</text:span></text:p>
          </draw:text-box>
        </draw:frame>
        <draw:frame draw:style-name="gr28" draw:text-style-name="P12" draw:layer="layout" svg:width="103.1cm" svg:height="5.3cm" svg:x="1cm" svg:y="1.8cm">
          <draw:text-box>
            <text:p text:style-name="P11"><text:span text:style-name="T16">High-level </text:span><text:span text:style-name="T16">data </text:span><text:span text:style-name="T16">structures </text:span><text:span text:style-name="T16">(arrays, </text:span><text:span text:style-name="T16">linked-lists, </text:span><text:span text:style-name="T16">trees, </text:span></text:p>
            <text:p text:style-name="P11"><text:span text:style-name="T16">hash-tables, </text:span><text:span text:style-name="T16">graphs, etc.) </text:span><text:span text:style-name="T16">identification</text:span></text:p>
          </draw:text-box>
        </draw:frame>
        <draw:frame draw:style-name="gr29" draw:text-style-name="P5" draw:layer="layout" svg:width="21.9cm" svg:height="34.702cm" svg:x="33.7cm" svg:y="20.8cm">
          <draw:text-box>
            <text:p text:style-name="P2"><text:span text:style-name="T1">DDT </text:span><text:span text:style-name="T2">(2009)</text:span></text:p>
            <text:p text:style-name="P2"><text:span text:style-name="T2">(</text:span><text:span text:style-name="T1">D</text:span><text:span text:style-name="T3">ata </text:span><text:span text:style-name="T1">S</text:span><text:span text:style-name="T3">tructure </text:span><text:span text:style-name="T1">D</text:span><text:span text:style-name="T3">etection </text:span><text:span text:style-name="T1">T</text:span><text:span text:style-name="T3">ool)</text:span></text:p>
            <text:p text:style-name="P2"><text:span text:style-name="T1">Workshop on Parallel Execution of </text:span><text:span text:style-name="T1">Sequential Programs on Multicore </text:span><text:span text:style-name="T1">Architectures (PESPMA'09) , June 2009.</text:span></text:p>
            <text:p text:style-name="P2"><text:span text:style-name="T1"/></text:p>
            <text:p text:style-name="P2"><text:span text:style-name="T1">MICRO’42 Proceedings of the 42nd Annual </text:span><text:span text:style-name="T1">IEEE/ACM International Symposium on </text:span><text:span text:style-name="T1">Microarchitecture</text:span></text:p>
            <text:p text:style-name="P4"><text:span text:style-name="T1"/></text:p>
            <text:p text:style-name="P4"><text:span text:style-name="T1">Input: </text:span><text:span text:style-name="T17">LLVM IR, but can work with binaries</text:span></text:p>
            <text:p text:style-name="P4"><text:span text:style-name="T1">Methodology: </text:span></text:p>
            <text:list text:style-name="L1">
              <text:list-item>
                <text:p text:style-name="P4"><text:span text:style-name="T17">Builds</text:span><text:span text:style-name="T18"> </text:span><text:span text:style-name="T19">MG</text:span><text:span text:style-name="T20">, differentiates MG nodes by </text:span><text:span text:style-name="T21">allocation-site-</text:span><text:span text:style-name="T21">based</text:span><text:span text:style-name="T20"> typing and node merging, assigns types to MG </text:span><text:span text:style-name="T20">edges (</text:span><text:span text:style-name="T21">child</text:span><text:span text:style-name="T20">, </text:span><text:span text:style-name="T21">foreign</text:span><text:span text:style-name="T20">, </text:span><text:span text:style-name="T21">data</text:span><text:span text:style-name="T20">)</text:span></text:p>
              </text:list-item>
              <text:list-item>
                <text:p text:style-name="P4"><text:span text:style-name="T20">Builds Call Graph and identifies data structure iface </text:span><text:span text:style-name="T20">functions</text:span></text:p>
              </text:list-item>
              <text:list-item>
                <text:p text:style-name="P4"><text:span text:style-name="T20">Gathers MG and iface function invariants with </text:span><text:span text:style-name="T22">Daikon</text:span><text:span text:style-name="T20"> </text:span><text:span text:style-name="T20">tool</text:span></text:p>
              </text:list-item>
              <text:list-item>
                <text:p text:style-name="P4"><text:span text:style-name="T20">Uses hand-built decision tree to match identified </text:span><text:span text:style-name="T20">invariants against reference data structure libraries </text:span><text:span text:style-name="T20">(top-down: MG shape, iface function set and its </text:span><text:span text:style-name="T20">invariants)</text:span></text:p>
              </text:list-item>
            </text:list>
            <text:p text:style-name="P4"><text:span text:style-name="T1">Implementation:</text:span><text:span text:style-name="T3"> </text:span><text:span text:style-name="T23">LLVM</text:span></text:p>
            <text:p><text:span text:style-name="T1">Weaknesses:</text:span><text:span text:style-name="T3"> </text:span></text:p>
            <text:list text:continue-numbering="true" text:style-name="L1">
              <text:list-item>
                <text:p><text:span text:style-name="T24">allocation-site-based</text:span><text:span text:style-name="T25"> node typing with a </text:span><text:span text:style-name="T25">complementary node merging (accessed with the </text:span><text:span text:style-name="T25">same API function) might not work in general case</text:span></text:p>
              </text:list-item>
              <text:list-item>
                <text:p><text:span text:style-name="T25">Assumption of Iface functions does not hold with </text:span><text:span text:style-name="T25">optimizations and legacy non-structured code</text:span></text:p>
              </text:list-item>
            </text:list>
            <text:p><text:span text:style-name="T1">Experimental Result</text:span><text:span text:style-name="T3">: </text:span><text:span text:style-name="T25">Correctly recognised vector, </text:span><text:span text:style-name="T25">deque, linked-list, set (red-black tree) implementations </text:span><text:span text:style-name="T25">in several different data structure libraries GLib, Apache </text:span><text:span text:style-name="T25">C++ Standard Library, STLport</text:span></text:p>
          </draw:text-box>
        </draw:frame>
        <draw:frame draw:style-name="gr30" draw:text-style-name="P5" draw:layer="layout" svg:width="21.9cm" svg:height="32.6cm" svg:x="34.7cm" svg:y="67.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3">)</text:span></text:p>
            <text:p text:style-name="P2"><text:span text:style-name="T3">2013 20th Working </text:span><text:span text:style-name="T3">Conference on Reverse </text:span><text:span text:style-name="T3">Engineering (WCRE)</text:span></text:p>
            <text:p text:style-name="P4"><text:span text:style-name="T1">Input: </text:span><text:span text:style-name="T2">stripped binaries</text:span></text:p>
            <text:p text:style-name="P4"><text:span text:style-name="T1">Methodology:</text:span></text:p>
            <text:list text:style-name="L1">
              <text:list-item>
                <text:p text:style-name="P4"><text:span text:style-name="T4">Builds </text:span><text:span text:style-name="T26">MG</text:span></text:p>
              </text:list-item>
              <text:list-item>
                <text:p text:style-name="P4"><text:span text:style-name="T27">Tagging MG with type information </text:span><text:span text:style-name="T27">(</text:span><text:span text:style-name="T28">src</text:span><text:span text:style-name="T27"> and </text:span><text:span text:style-name="T28">dst</text:span><text:span text:style-name="T27"> objects of the same </text:span><text:span text:style-name="T27">instruction get the same type + uses </text:span><text:span text:style-name="T27">offsets)</text:span></text:p>
              </text:list-item>
              <text:list-item>
                <text:p text:style-name="P4"><text:span text:style-name="T27">Split MG based on data structure </text:span><text:span text:style-name="T27">types</text:span></text:p>
              </text:list-item>
              <text:list-item>
                <text:p text:style-name="P4"><text:span text:style-name="T29">MG shape analysis: find minimal set </text:span><text:span text:style-name="T29">of offsets {p</text:span><text:span text:style-name="T30">1</text:span><text:span text:style-name="T31">,p</text:span><text:span text:style-name="T30">2</text:span><text:span text:style-name="T31">,p</text:span><text:span text:style-name="T30">3</text:span><text:span text:style-name="T31">,..,p</text:span><text:span text:style-name="T30">n</text:span><text:span text:style-name="T27">}, that still </text:span><text:span text:style-name="T27">keeps DS connected and separate </text:span><text:span text:style-name="T27">DS sub-structures</text:span></text:p>
              </text:list-item>
              <text:list-item>
                <text:p text:style-name="P4"><text:span text:style-name="T27">Classify sub-structures by their </text:span><text:span text:style-name="T27">shape (#nodes in and out)</text:span></text:p>
              </text:list-item>
              <text:list-item>
                <text:p text:style-name="P4"><text:span text:style-name="T27">Refinement of special cases </text:span><text:span text:style-name="T27">(recursive tree height calculation)</text:span></text:p>
              </text:list-item>
            </text:list>
            <text:p text:style-name="P13"><text:span text:style-name="T1">Implementation: </text:span><text:span text:style-name="T32">I</text:span><text:span text:style-name="T33">ntel Pin</text:span></text:p>
            <text:p text:style-name="P14"><text:span text:style-name="T1">Weaknesses:</text:span></text:p>
            <text:list text:continue-numbering="true" text:style-name="L1">
              <text:list-item>
                <text:p text:style-name="P14"><text:span text:style-name="T4">Based solely on the shape of data </text:span><text:span text:style-name="T4">structures not their contents </text:span><text:span text:style-name="T4">(MemPick cannot tell whether a </text:span><text:span text:style-name="T4">binary tree is a search tree or not)</text:span></text:p>
              </text:list-item>
              <text:list-item>
                <text:p text:style-name="P14"><text:span text:style-name="T4">As all dynamic techniques, MemPick </text:span><text:span text:style-name="T4">is limited by the code coverage of its </text:span><text:span text:style-name="T4">profiler runs</text:span></text:p>
              </text:list-item>
              <text:list-item>
                <text:p text:style-name="P14"><text:span text:style-name="T4">MG node tagging might trigger false </text:span><text:span text:style-name="T4">positives</text:span></text:p>
              </text:list-item>
              <text:list-item>
                <text:p text:style-name="P14"><text:span text:style-name="T4">Examines MG snapshots at </text:span><text:span text:style-name="T4">“quiescent” time periods – need to </text:span><text:span text:style-name="T4">catch them precisely (gaps between </text:span><text:span text:style-name="T4">DS modifications in the number of </text:span><text:span text:style-name="T4">instructions)</text:span></text:p>
              </text:list-item>
              <text:list-item>
                <text:p text:style-name="P14"><text:span text:style-name="T4">MG shape analysis is based on heap </text:span><text:span text:style-name="T4">buffer offsets – won’t handle multiple </text:span><text:span text:style-name="T4">nodes per heap buffer</text:span></text:p>
              </text:list-item>
            </text:list>
            <text:p><text:span text:style-name="T1">Experimental Result:</text:span></text:p>
            <text:list text:continue-numbering="true" text:style-name="L1">
              <text:list-item>
                <text:p><text:span text:style-name="T4">16 popular DS libraries: </text:span><text:span text:style-name="T4">boost:container, clibutils, GLib, </text:span><text:span text:style-name="T4">GDSL, STL, STLport, etc.</text:span></text:p>
              </text:list-item>
              <text:list-item>
                <text:p><text:span text:style-name="T4">10 real-world applications: clang, </text:span><text:span text:style-name="T4">chromium, Lighttpd, etc. (MemPick </text:span><text:span text:style-name="T4">finishes withing 1 hour), </text:span></text:p>
              </text:list-item>
            </text:list>
          </draw:text-box>
        </draw:frame>
        <draw:line draw:style-name="gr7" draw:text-style-name="P7" draw:layer="layout" svg:x1="44.6cm" svg:y1="56.5cm" svg:x2="45.3cm" svg:y2="67.2cm">
          <text:p/>
        </draw:line>
        <draw:frame draw:style-name="gr31" draw:text-style-name="P15" draw:layer="layout" svg:width="11.9cm" svg:height="10.482cm" svg:x="45.7cm" svg:y="56.118cm">
          <draw:text-box>
            <text:list text:style-name="L1">
              <text:list-item>
                <text:p text:style-name="P4"><text:span text:style-name="T34">Elegant, the most powerful to date, </text:span><text:span text:style-name="T34">accurately detects data structures and </text:span><text:span text:style-name="T34">the functions that manipulate them</text:span></text:p>
              </text:list-item>
              <text:list-item>
                <text:p text:style-name="P4"><text:span text:style-name="T35">Limited by iface functions assumption</text:span></text:p>
              </text:list-item>
              <text:list-item>
                <text:p text:style-name="P4"><text:span text:style-name="T35">Do not address overlapping data </text:span><text:span text:style-name="T35">structures (like a linked-list, that </text:span><text:span text:style-name="T35">connects the nodes of a tree)</text:span></text:p>
              </text:list-item>
              <text:list-item>
                <text:p text:style-name="P4"><text:span text:style-name="T35">Node typing system based on the same </text:span><text:span text:style-name="T35">memory allocation sites and iface </text:span><text:span text:style-name="T35">functions</text:span></text:p>
              </text:list-item>
            </text:list>
            <text:p text:style-name="P2"><text:span text:style-name="T34"/></text:p>
          </draw:text-box>
        </draw:frame>
        <draw:frame draw:style-name="gr20" draw:text-style-name="P9" draw:layer="layout" svg:width="21.9cm" svg:height="23.8cm" svg:x="1.5cm" svg:y="175.7cm">
          <draw:text-box>
            <text:p text:style-name="P2"><text:span text:style-name="T15">Memory Graph (MG)</text:span></text:p>
            <text:p text:style-name="P4"><text:span text:style-name="T1">Nodes: </text:span><text:span text:style-name="T2">add new nodes to the </text:span><text:span text:style-name="T2">graph on dynamic memory </text:span><text:span text:style-name="T2">allocations, remove graph </text:span><text:span text:style-name="T2">nodes on deallocations</text:span></text:p>
            <text:p text:style-name="P4"><text:span text:style-name="T1">Edges: </text:span><text:span text:style-name="T2">store instructions (with </text:span><text:span text:style-name="T2">destination and source </text:span><text:span text:style-name="T2">operands being addresses </text:span><text:span text:style-name="T2">pointing to locations withing </text:span><text:span text:style-name="T2">previously allocated memory </text:span><text:span text:style-name="T2">nodes/NULL values) </text:span><text:span text:style-name="T2">create/remove MG edges</text:span></text:p>
            <text:p text:style-name="P4"><text:span text:style-name="T1">Limitations: </text:span></text:p>
            <text:list text:style-name="L1">
              <text:list-item>
                <text:p text:style-name="P4"><text:span text:style-name="T2">Composite data structures </text:span><text:span text:style-name="T2">(like array of binary trees) </text:span><text:span text:style-name="T2">chunk up in the single graph </text:span><text:span text:style-name="T2">and are hard to distinguish, </text:span><text:span text:style-name="T2">data structure overlays suffer </text:span><text:span text:style-name="T2">from the same problem</text:span></text:p>
              </text:list-item>
              <text:list-item>
                <text:p text:style-name="P4"><text:span text:style-name="T2">Multiple data structure nodes </text:span><text:span text:style-name="T2">allocated in the same </text:span><text:span text:style-name="T2">memory chunk are </text:span><text:span text:style-name="T2">undistinguishable</text:span></text:p>
              </text:list-item>
              <text:list-item>
                <text:p text:style-name="P4"><text:span text:style-name="T2">Graphs evolve during a </text:span><text:span text:style-name="T2">program execution, data </text:span><text:span text:style-name="T2">structure manipulation </text:span><text:span text:style-name="T2">operations break graph </text:span><text:span text:style-name="T2">invariant properties </text:span></text:p>
              </text:list-item>
            </text:list>
            <text:p text:style-name="P4"><text:span text:style-name="T6"/></text:p>
          </draw:text-box>
        </draw:frame>
        <draw:frame draw:style-name="gr32" draw:text-style-name="P5" draw:layer="layout" svg:width="21.9cm" svg:height="10.3cm" svg:x="62.3cm" svg:y="9.8cm">
          <draw:text-box>
            <text:p text:style-name="P2"><text:span text:style-name="T1">Shape Analysis</text:span></text:p>
            <text:p text:style-name="P2"><text:span text:style-name="T2">(</text:span><text:span text:style-name="T3">)</text:span></text:p>
            <text:p text:style-name="P2"><text:span text:style-name="T3"/></text:p>
            <text:p text:style-name="P4"><text:span text:style-name="T1">Input: </text:span></text:p>
            <text:p text:style-name="P4"><text:span text:style-name="T1">Methodology: </text:span></text:p>
            <text:p text:style-name="P13"><text:span text:style-name="T1">Implementation: </text:span></text:p>
            <text:p text:style-name="P14"><text:span text:style-name="T1">Weaknesses:</text:span></text:p>
            <text:p><text:span text:style-name="T1">Experimental Result:</text:span></text:p>
          </draw:text-box>
        </draw:frame>
        <draw:custom-shape draw:style-name="gr33" draw:text-style-name="P1" draw:layer="layout" svg:width="52.4cm" svg:height="59.9cm" svg:x="7.4cm" svg:y="108.7cm">
          <text:p/>
          <draw:enhanced-geometry svg:viewBox="0 0 21600 21600" draw:type="rectangle" draw:enhanced-path="M 0 0 L 21600 0 21600 21600 0 21600 0 0 Z N"/>
        </draw:custom-shape>
        <draw:frame draw:style-name="gr34" draw:text-style-name="P5" draw:layer="layout" svg:width="21.9cm" svg:height="37.132cm" svg:x="7cm" svg:y="17.9cm">
          <draw:text-box>
            <text:p text:style-name="P2"><text:span text:style-name="T1">RDS </text:span><text:span text:style-name="T2">(2005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3"><text:span text:style-name="T1">MSP’05, Memory Systems </text:span><text:span text:style-name="T1">Performance Workshop, </text:span><text:span text:style-name="T1">Chicago, USA</text:span></text:p>
            <text:p text:style-name="P13"><text:span text:style-name="T1">Input: </text:span><text:span text:style-name="T4">C source code</text:span></text:p>
            <text:p text:style-name="P13"><text:span text:style-name="T1">Problem: </text:span></text:p>
            <text:p text:style-name="P13"><text:span text:style-name="T1">Goal: </text:span><text:span text:style-name="T4">better understanding of </text:span><text:span text:style-name="T4">memory access behaviour of programs </text:span><text:span text:style-name="T4">with RDS (not just individual load/store </text:span><text:span text:style-name="T4">operations, but a higher-level view) </text:span></text:p>
            <text:p text:style-name="P4"><text:span text:style-name="T9">Contribution: </text:span><text:span text:style-name="T36">proposal of RDS </text:span><text:span text:style-name="T36">Profiling technique and a notion of RDS </text:span><text:span text:style-name="T36">stability</text:span></text:p>
            <text:p text:style-name="P4"><text:span text:style-name="T1"/></text:p>
            <text:p text:style-name="P4"><text:span text:style-name="T1">Methodology:</text:span></text:p>
            <text:list text:style-name="L1">
              <text:list-item>
                <text:p text:style-name="P4"><text:span text:style-name="T36">Builds </text:span><text:span text:style-name="T37">MG</text:span><text:span text:style-name="T29">, which is termed as a </text:span><text:span text:style-name="T29">Unified Shape Graph (USG). USG </text:span><text:span text:style-name="T27">consists of all dynamically allocated </text:span><text:span text:style-name="T27">memory chunks as nodes.</text:span></text:p>
              </text:list-item>
              <text:list-item>
                <text:p text:style-name="P4"><text:span text:style-name="T29">Builds another variant of MG: </text:span><text:span text:style-name="T36">Static </text:span><text:span text:style-name="T36">Shape Graph (SSG), which consists </text:span><text:span text:style-name="T36">of nodes corresponding to static </text:span><text:span text:style-name="T36">locations of allocation call instructions </text:span><text:span text:style-name="T36">in the program binary. SCCs on the </text:span><text:span text:style-name="T36">SSG delineate separate RDS types. </text:span><text:span text:style-name="T36">An array of trees materialises into a </text:span><text:span text:style-name="T36">graph on USG. SSG can help </text:span><text:span text:style-name="T36">separate RDS of trees from those of </text:span><text:span text:style-name="T36">arrays. To distinguish separate <text:s/></text:span><text:span text:style-name="T36">instances of </text:span><text:span text:style-name="T4">tree RDS type from each </text:span><text:span text:style-name="T4">other authors notice, that they are </text:span><text:span text:style-name="T4">always connected by a different RDS </text:span><text:span text:style-name="T4">type node (array here) existing </text:span><text:span text:style-name="T4">between them. On-the-fly SCC </text:span><text:span text:style-name="T4">membership checks are performed.</text:span></text:p>
              </text:list-item>
            </text:list>
            <text:p><text:span text:style-name="T1">Implementation:</text:span><text:span text:style-name="T3"> </text:span><text:span text:style-name="T6">Binary </text:span><text:span text:style-name="T6">instrumentation with </text:span><text:span text:style-name="T38">Intel’s PIN</text:span></text:p>
            <text:p text:style-name="P14"><text:span text:style-name="T11">Weaknesses:</text:span></text:p>
            <text:list text:continue-numbering="true" text:style-name="L1">
              <text:list-item>
                <text:p text:style-name="P14"><text:span text:style-name="T27">Distinguishes different RDS types </text:span><text:span text:style-name="T27">and instances, but does not analyse </text:span><text:span text:style-name="T27">the types any further (is it a list, tree, </text:span><text:span text:style-name="T27">etc.)</text:span></text:p>
              </text:list-item>
              <text:list-item>
                <text:p text:style-name="P14"><text:span text:style-name="T27"><text:s/></text:span><text:span text:style-name="T27">Does not verify its results (counts </text:span><text:span text:style-name="T27">the number of RDS types, instances, </text:span><text:span text:style-name="T27">backward/forward edges, RDS </text:span><text:span text:style-name="T27">lifetimes in the studied benchmarks)</text:span></text:p>
              </text:list-item>
            </text:list>
            <text:p><text:span text:style-name="T1">Experimental Result</text:span><text:span text:style-name="T3">: </text:span><text:span text:style-name="T6">SPEC2000, Olden. RDSP <text:s/>processes </text:span><text:span text:style-name="T6">dynamic application traces. Builds </text:span><text:span text:style-name="T6">graphs and calculates numbers of </text:span><text:span text:style-name="T6">different RDS and their lifetimes. No </text:span><text:span text:style-name="T6">precise identification is reported. </text:span><text:span text:style-name="T6">Numbers have not been validated in </text:span><text:span text:style-name="T6">any way.</text:span></text:p>
            <text:p><text:span text:style-name="T6"/></text:p>
          </draw:text-box>
        </draw:frame>
        <draw:frame draw:style-name="gr35" draw:text-style-name="P5" draw:layer="layout" svg:width="21.9cm" svg:height="28.685cm" svg:x="74.9cm" svg:y="107.6cm">
          <draw:text-box>
            <text:p text:style-name="P2"><text:span text:style-name="T1">Howard </text:span><text:span text:style-name="T2">(2011)</text:span></text:p>
            <text:p text:style-name="P2"><text:span text:style-name="T2">(Data structure revovery from </text:span><text:span text:style-name="T2">binaries</text:span><text:span text:style-name="T3">)</text:span></text:p>
            <text:p text:style-name="P2"><text:span text:style-name="T1">Proceedings of the Network </text:span><text:span text:style-name="T1">and Distributed System </text:span><text:span text:style-name="T1">Security Symposium, NDSS </text:span><text:span text:style-name="T1">2011, San Diego, California, </text:span><text:span text:style-name="T1">USA, 6th February - 9th </text:span><text:span text:style-name="T1">February 2011</text:span></text:p>
            <text:p text:style-name="P4"><text:span text:style-name="T1">Target: </text:span><text:span text:style-name="T4">stripped binaries</text:span></text:p>
            <text:p text:style-name="P4"><text:span text:style-name="T1">Goal: </text:span><text:span text:style-name="T4">furnish existing disassemblers </text:span><text:span text:style-name="T4">and debuggers with information about </text:span><text:span text:style-name="T4">data structures and types to ease </text:span><text:span text:style-name="T4">reverse engineering (Howard </text:span><text:span text:style-name="T4">automatically generates debug </text:span><text:span text:style-name="T4">symbols that can be used by all </text:span><text:span text:style-name="T4">common tools)</text:span></text:p>
            <text:p text:style-name="P4"><text:span text:style-name="T1">Problem: </text:span><text:span text:style-name="T4">compiler translates all </text:span><text:span text:style-name="T4">explicitly structured data in the source </text:span><text:span text:style-name="T4">to chunks of anonymous bytes in the </text:span><text:span text:style-name="T4">binary</text:span></text:p>
            <text:p text:style-name="P4"><text:span text:style-name="T1"/></text:p>
            <text:p text:style-name="P4"><text:span text:style-name="T1">Methodology: </text:span><text:span text:style-name="T4">recovery by </text:span><text:span text:style-name="T4">access patterns</text:span></text:p>
            <text:list text:style-name="L1">
              <text:list-item>
                <text:p text:style-name="P4"><text:span text:style-name="T4">Model of a function call stack </text:span><text:span text:style-name="T4">(Hstack) tracks call and ret </text:span><text:span text:style-name="T4">instructions</text:span></text:p>
              </text:list-item>
              <text:list-item>
                <text:p text:style-name="P4"><text:span text:style-name="T4">Memory and register tags. Each </text:span><text:span text:style-name="T4">memory location is tagged with its </text:span><text:span text:style-name="T4">root address MBase(addr) it had </text:span><text:span text:style-name="T4">been derived from as well as each </text:span><text:span text:style-name="T4">register has been tagged with </text:span><text:span text:style-name="T4">Rbase(addr)</text:span></text:p>
              </text:list-item>
              <text:list-item>
                <text:p text:style-name="P4"><text:span text:style-name="T4">Tag propagation with pointer </text:span><text:span text:style-name="T4">arithmetic</text:span></text:p>
              </text:list-item>
              <text:list-item>
                <text:p text:style-name="P4"><text:span text:style-name="T4"/></text:p>
              </text:list-item>
            </text:list>
            <text:p text:style-name="P4"><text:span text:style-name="T1"/></text:p>
            <text:p><text:span text:style-name="T1">Implementation: </text:span><text:span text:style-name="T4">Dynamic </text:span><text:span text:style-name="T4">analysis on QEMU-based processor </text:span><text:span text:style-name="T4">emulator</text:span></text:p>
            <text:p><text:span text:style-name="T4"/></text:p>
            <text:p><text:span text:style-name="T1">Experimental Result</text:span><text:span text:style-name="T3">: </text:span><text:span text:style-name="T6">Howard </text:span><text:span text:style-name="T6">is able to recover most data structures </text:span><text:span text:style-name="T6">in arbitrary (gcc-generated) binaries </text:span><text:span text:style-name="T6">with a high degree of precision.</text:span></text:p>
          </draw:text-box>
        </draw:frame>
        <draw:frame draw:style-name="gr36" draw:text-style-name="P5" draw:layer="layout" svg:width="21.9cm" svg:height="6.624cm" svg:x="81.5cm" svg:y="63.376cm">
          <draw:text-box>
            <text:p text:style-name="P2"><text:span text:style-name="T1">Disassemblers and </text:span><text:span text:style-name="T1">decompilers </text:span></text:p>
            <text:p text:style-name="P2"><text:span text:style-name="T2">IDA Pro (2005), OllyDbg ()</text:span></text:p>
            <text:p text:style-name="P4"><text:span text:style-name="T1">Target: </text:span><text:span text:style-name="T4">stripped binaries</text:span></text:p>
            <text:p text:style-name="P4"><text:span text:style-name="T1">Methodology: </text:span><text:span text:style-name="T4">known library </text:span><text:span text:style-name="T4">function calls to symbolic names</text:span></text:p>
            <text:p text:style-name="P4"><text:span text:style-name="T1"/></text:p>
          </draw:text-box>
        </draw:frame>
        <draw:frame draw:style-name="gr37" draw:text-style-name="P5" draw:layer="layout" svg:width="21.9cm" svg:height="12.7cm" svg:x="81.4cm" svg:y="81cm">
          <draw:text-box>
            <text:p text:style-name="P2"><text:span text:style-name="T1">Reward </text:span><text:span text:style-name="T2">(2010)</text:span></text:p>
            <text:p text:style-name="P2"><text:span text:style-name="T2">(</text:span><text:span text:style-name="T3">)</text:span></text:p>
            <text:p text:style-name="P2"><text:span text:style-name="T1">Proceedings of the Network </text:span><text:span text:style-name="T1">and Distributed System </text:span><text:span text:style-name="T1">Security Symposium, NDSS </text:span><text:span text:style-name="T1">2010, San Diego, California, </text:span><text:span text:style-name="T1">USA, 6th February - 9th </text:span><text:span text:style-name="T1">February 2011</text:span></text:p>
            <text:p text:style-name="P4"><text:span text:style-name="T1">Target: </text:span><text:span text:style-name="T4">stripped binaries</text:span></text:p>
            <text:p text:style-name="P4"><text:span text:style-name="T1">Methodology: </text:span><text:span text:style-name="T4">Dynamic analysis. </text:span><text:span text:style-name="T4">Whenever a program makes a call to a </text:span><text:span text:style-name="T4">well-known function (like a system </text:span><text:span text:style-name="T4">call), we know the types of all the </text:span><text:span text:style-name="T4">arguments – so we label these memory </text:span><text:span text:style-name="T4">locations accordingly. Next, we </text:span><text:span text:style-name="T4">propagate this type information </text:span><text:span text:style-name="T4">backwards and forwards.</text:span></text:p>
          </draw:text-box>
        </draw:frame>
        <draw:line draw:style-name="gr7" draw:text-style-name="P7" draw:layer="layout" svg:x1="92.8cm" svg:y1="94.1cm" svg:x2="89.6cm" svg:y2="106.9cm">
          <text:p/>
        </draw:line>
        <draw:frame draw:style-name="gr38" draw:text-style-name="P15" draw:layer="layout" svg:width="13.9cm" svg:height="7.334cm" svg:x="90.5cm" svg:y="97cm">
          <draw:text-box>
            <text:list text:style-name="L1">
              <text:list-item>
                <text:p text:style-name="P4"><text:span text:style-name="T35">The technique only recovers</text:span></text:p>
                <text:p text:style-name="P4"><text:span text:style-name="T35">those data structures that appear, </text:span><text:span text:style-name="T35">directly or indirectly, in the</text:span></text:p>
                <text:p text:style-name="P4"><text:span text:style-name="T35">arguments of system calls. This is a </text:span><text:span text:style-name="T35">very small portion of all data structures </text:span><text:span text:style-name="T35">in a program. All internal variables and </text:span><text:span text:style-name="T35">data structures in the program remain </text:span><text:span text:style-name="T35">invisible.</text:span></text:p>
              </text:list-item>
            </text:list>
            <text:p text:style-name="P2"><text:span text:style-name="T34"/></text:p>
          </draw:text-box>
        </draw:frame>
        <draw:frame draw:style-name="gr39" draw:text-style-name="P8" draw:layer="layout" svg:width="51.1cm" svg:height="4.04cm" svg:x="7.3cm" svg:y="108.9cm">
          <draw:text-box>
            <text:p text:style-name="P2"><text:span text:style-name="T8">University of </text:span><text:span text:style-name="T8">Bamberg</text:span></text:p>
            <text:p text:style-name="P2"><text:span text:style-name="T15">Software Technologies </text:span><text:span text:style-name="T15">Research Group</text:span></text:p>
            <text:p text:style-name="P2"><text:span text:style-name="T1">“</text:span><text:span text:style-name="T1">Identifying and Analyzing </text:span><text:span text:style-name="T1">Pointer-based Dynamic Data </text:span><text:span text:style-name="T1">Structures” project</text:span></text:p>
          </draw:text-box>
        </draw:frame>
        <draw:frame draw:style-name="gr40" draw:text-style-name="P5" draw:layer="layout" svg:width="21.9cm" svg:height="28.283cm" svg:x="32.8cm" svg:y="123cm">
          <draw:text-box>
            <text:p text:style-name="P2"><text:span text:style-name="T1">DS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of </text:span><text:span text:style-name="T1">the 25th International </text:span><text:span text:style-name="T1">Symposium on Software </text:span><text:span text:style-name="T1">Testing and Analysis, </text:span><text:span text:style-name="T1">Saarbrücken, Germany </text:span></text:p>
            <text:p text:style-name="P2"><text:span text:style-name="T1"/></text:p>
            <text:p text:style-name="P4"><text:span text:style-name="T1">Input: </text:span><text:span text:style-name="T4">C source code</text:span></text:p>
            <text:p text:style-name="P4"><text:span text:style-name="T1">Problem: </text:span></text:p>
            <text:list text:style-name="L1">
              <text:list-item>
                <text:p text:style-name="P4"><text:span text:style-name="T4">Varieties and complexities of DS </text:span><text:span text:style-name="T4">implementations in C language </text:span><text:span text:style-name="T4">enabled by the freedom offered by C </text:span><text:span text:style-name="T4">and demanded by low-level software </text:span><text:span text:style-name="T4">(OS, device drivers) efficiency </text:span><text:span text:style-name="T4">concerns</text:span></text:p>
              </text:list-item>
              <text:list-item>
                <text:p text:style-name="P4"><text:span text:style-name="T4">Degenerate shapes (DSI uses a </text:span><text:span text:style-name="T4">different to MemPick (quiescent </text:span><text:span text:style-name="T4">periods) and DDT (operation </text:span><text:span text:style-name="T4">boundaries) approach): reinforcing </text:span><text:span text:style-name="T4">evidence for DS observations </text:span><text:span text:style-name="T4">through structural and temporal </text:span><text:span text:style-name="T4">repetion</text:span></text:p>
              </text:list-item>
            </text:list>
            <text:p text:style-name="P4"><text:span text:style-name="T1">Goal: </text:span><text:span text:style-name="T4">C source code </text:span><text:span text:style-name="T4">comprehension, legacy software </text:span><text:span text:style-name="T4">maintenance tool, memory visualization</text:span></text:p>
            <text:p text:style-name="P4"><text:span text:style-name="T1">Methodology:</text:span></text:p>
            <text:p text:style-name="P4"><text:span text:style-name="T1"/></text:p>
            <text:p text:style-name="P4"><text:span text:style-name="T1">Weaknesses:</text:span></text:p>
            <text:list text:continue-numbering="true" text:style-name="L1">
              <text:list-item>
                <text:p text:style-name="P4"><text:span text:style-name="T4">The core DSI algorithm requires type </text:span><text:span text:style-name="T4">information on cells from source code </text:span><text:span text:style-name="T4"><text:s/></text:span></text:p>
              </text:list-item>
            </text:list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3">textbook and literature </text:span><text:span text:style-name="T3">examples, </text:span><text:span text:style-name="T39">bash</text:span><text:span text:style-name="T3">, </text:span><text:span text:style-name="T39">libusb</text:span><text:span text:style-name="T3"> </text:span></text:p>
          </draw:text-box>
        </draw:frame>
        <draw:frame draw:style-name="gr41" draw:text-style-name="P5" draw:layer="layout" svg:width="21.9cm" svg:height="30.128cm" svg:x="8.4cm" svg:y="114.4cm">
          <draw:text-box>
            <text:p text:style-name="P2"><text:span text:style-name="T1">dsOli </text:span><text:span text:style-name="T2">(2014)</text:span></text:p>
            <text:p text:style-name="P2"><text:span text:style-name="T7">(</text:span><text:span text:style-name="T9">d</text:span><text:span text:style-name="T2">ata </text:span><text:span text:style-name="T1">s</text:span><text:span text:style-name="T2">tructure </text:span><text:span text:style-name="T1">O</text:span><text:span text:style-name="T2">peration </text:span><text:span text:style-name="T1">l</text:span><text:span text:style-name="T2">ocation and </text:span><text:span text:style-name="T1">i</text:span><text:span text:style-name="T2">dentification</text:span><text:span text:style-name="T3">)</text:span></text:p>
            <text:p text:style-name="P2"><text:span text:style-name="T1">[ICPC’14] Proceedings of </text:span><text:span text:style-name="T1">the 22nd International </text:span><text:span text:style-name="T1">Conference on Program </text:span><text:span text:style-name="T1">Comprehension, </text:span><text:span text:style-name="T1">Hyderabad, India</text:span></text:p>
            <text:p text:style-name="P4"><text:span text:style-name="T1">Input: </text:span><text:span text:style-name="T4">C source code</text:span></text:p>
            <text:p text:style-name="P4"><text:span text:style-name="T1">Problem:</text:span></text:p>
            <text:p text:style-name="P4"><text:span text:style-name="T1"/></text:p>
            <text:p text:style-name="P4"><text:span text:style-name="T1">Goal: </text:span><text:span text:style-name="T4">C source code comprehension </text:span><text:span text:style-name="T4">by automatically discovering and </text:span><text:span text:style-name="T4">identifying pointer-based dynamic data </text:span><text:span text:style-name="T4">structure operations</text:span></text:p>
            <text:p text:style-name="P4"><text:span text:style-name="T1"/></text:p>
            <text:p text:style-name="P4"><text:span text:style-name="T1">Methodology:</text:span></text:p>
            <text:list text:style-name="L1">
              <text:list-item>
                <text:p text:style-name="P4"><text:span text:style-name="T4">Collect sequences of program events </text:span><text:span text:style-name="T4">(pointer writes, memory </text:span><text:span text:style-name="T4">(de)allocations) [E</text:span><text:span text:style-name="T40">1</text:span><text:span text:style-name="T4">, E</text:span><text:span text:style-name="T40">2</text:span><text:span text:style-name="T4">, … , E</text:span><text:span text:style-name="T40">n</text:span><text:span text:style-name="T4">], </text:span><text:span text:style-name="T4">corresponding points-to graphs [G</text:span><text:span text:style-name="T40">1</text:span><text:span text:style-name="T4">, </text:span><text:span text:style-name="T4">G</text:span><text:span text:style-name="T40">2</text:span><text:span text:style-name="T4">, … , G</text:span><text:span text:style-name="T40">n</text:span><text:span text:style-name="T4">] and feature vectors </text:span><text:span text:style-name="T4">[F</text:span><text:span text:style-name="T40">1</text:span><text:span text:style-name="T4">,F</text:span><text:span text:style-name="T40">2</text:span><text:span text:style-name="T4">, … , F</text:span><text:span text:style-name="T40">n</text:span><text:span text:style-name="T4">]</text:span></text:p>
              </text:list-item>
              <text:list-item>
                <text:p text:style-name="P4"><text:span text:style-name="T4">Use Minimum Description Length </text:span><text:span text:style-name="T4">(MDL) technique to identify repeating </text:span><text:span text:style-name="T4">patterns of feature vectors</text:span></text:p>
              </text:list-item>
              <text:list-item>
                <text:p text:style-name="P4"><text:span text:style-name="T4">Use points-to graph pairs (G</text:span><text:span text:style-name="T40">i</text:span><text:span text:style-name="T4">,G</text:span><text:span text:style-name="T40">j</text:span><text:span text:style-name="T4">) on </text:span><text:span text:style-name="T4">the boundaries of identified sequence </text:span><text:span text:style-name="T4">patterns to match against the library </text:span><text:span text:style-name="T4">of XML templates (DS operation </text:span><text:span text:style-name="T4">graph transformation)</text:span></text:p>
              </text:list-item>
              <text:list-item>
                <text:p text:style-name="P4"><text:span text:style-name="T4">GUI visualisations of the results</text:span></text:p>
              </text:list-item>
            </text:list>
            <text:p><text:span text:style-name="T1">Implementation: </text:span><text:span text:style-name="T4">instrumentation </text:span><text:span text:style-name="T4">(CIL), </text:span></text:p>
            <text:p><text:span text:style-name="T1"/></text:p>
            <text:p><text:span text:style-name="T1">Experimental Result</text:span><text:span text:style-name="T3">: </text:span><text:span text:style-name="T3">textbook and literature </text:span><text:span text:style-name="T3">examples, </text:span><text:span text:style-name="T39">Boa web server </text:span><text:span text:style-name="T39">parts</text:span><text:span text:style-name="T3">, </text:span><text:span text:style-name="T39">Linux kernel LL</text:span><text:span text:style-name="T3">, </text:span></text:p>
          </draw:text-box>
        </draw:frame>
        <draw:frame draw:style-name="gr42" draw:text-style-name="P5" draw:layer="layout" svg:width="21.9cm" svg:height="18.83cm" svg:x="8.4cm" svg:y="149.1cm">
          <draw:text-box>
            <text:p text:style-name="P2"><text:span text:style-name="T1">DSIbin </text:span><text:span text:style-name="T2">(2017)</text:span></text:p>
            <text:p text:style-name="P2"><text:span text:style-name="T7">(</text:span><text:span text:style-name="T9">D</text:span><text:span text:style-name="T7">ata </text:span><text:span text:style-name="T9">S</text:span><text:span text:style-name="T7">tructure </text:span><text:span text:style-name="T9">I</text:span><text:span text:style-name="T7">nvestigator </text:span><text:span text:style-name="T7">binary</text:span><text:span text:style-name="T3">)</text:span></text:p>
            <text:p text:style-name="P2"><text:span text:style-name="T1">ASE 2017 Proceedings of </text:span><text:span text:style-name="T1">the 32nd IEEE/ACM </text:span><text:span text:style-name="T1">International Conference on </text:span><text:span text:style-name="T1">Automated Software </text:span><text:span text:style-name="T1">Engineering </text:span></text:p>
            <text:p text:style-name="P4"><text:span text:style-name="T1">Input: </text:span><text:span text:style-name="T4">binary</text:span></text:p>
            <text:p text:style-name="P4"><text:span text:style-name="T1"><text:s/></text:span></text:p>
            <text:p text:style-name="P4"><text:span text:style-name="T1">Problem: </text:span></text:p>
            <text:list text:style-name="L1">
              <text:list-header>
                <text:p text:style-name="P4"><text:span text:style-name="T4"/></text:p>
              </text:list-header>
            </text:list>
            <text:p text:style-name="P4"><text:span text:style-name="T1">Goal: </text:span></text:p>
            <text:p text:style-name="P4"><text:span text:style-name="T1">Methodology:</text:span></text:p>
            <text:p><text:span text:style-name="T1">Implementation: </text:span><text:span text:style-name="T41">Intel’s PIN</text:span><text:span text:style-name="T5"> </text:span><text:span text:style-name="T4">+</text:span><text:span text:style-name="T5"> </text:span><text:span text:style-name="T5">Howard </text:span><text:span text:style-name="T4">(to excavate type information </text:span><text:span text:style-name="T4">from binaries)</text:span><text:span text:style-name="T2"> </text:span></text:p>
            <text:p><text:span text:style-name="T1">Experimental Result</text:span><text:span text:style-name="T3">: </text:span><text:span text:style-name="T6">textbook </text:span><text:span text:style-name="T6">and literature examples, </text:span><text:span text:style-name="T5">Olden</text:span><text:span text:style-name="T6">, </text:span><text:span text:style-name="T5">theZoo aka Malware DB</text:span><text:span text:style-name="T4">:</text:span><text:span text:style-name="T5"> </text:span><text:span text:style-name="T4">10 out of 30 </text:span><text:span text:style-name="T4">correctly identified and 26/30 with </text:span><text:span text:style-name="T4">DSIref (Howard’s imprecision </text:span><text:span text:style-name="T4">refinement technique)</text:span></text:p>
          </draw:text-box>
        </draw:frame>
        <draw:frame draw:style-name="gr43" draw:text-style-name="P16" draw:layer="layout" svg:width="21cm" svg:height="4.7cm" svg:x="34.1cm" svg:y="114.5cm">
          <draw:text-box>
            <text:p/>
            <text:p text:style-name="P2"><text:span text:style-name="T1">2014, 2017 Grants</text:span></text:p>
            <text:p text:style-name="P2"><text:span text:style-name="T39">“</text:span><text:span text:style-name="T39">Learning Data Structure </text:span><text:span text:style-name="T39">Behaviour from Executions </text:span><text:span text:style-name="T39">of Pointer Programs”</text:span></text:p>
          </draw:text-box>
        </draw:frame>
        <draw:frame draw:style-name="gr44" draw:text-style-name="P18" draw:layer="layout" svg:width="23.2cm" svg:height="0.962cm" svg:x="21.4cm" svg:y="112.9cm">
          <draw:text-box>
            <text:p text:style-name="P17"><text:span text:style-name="T42">https://www.swt-bamberg.de/research/data-</text:span><text:span text:style-name="T42">structure-investigator.html</text:span></text:p>
          </draw:text-box>
        </draw:frame>
        <draw:frame draw:style-name="gr45" draw:text-style-name="P20" draw:layer="layout" svg:width="41.4cm" svg:height="3.773cm" svg:x="61.9cm" svg:y="7cm">
          <draw:text-box>
            <text:p text:style-name="P19"><text:span text:style-name="T43">Static </text:span><text:span text:style-name="T43">Techniques</text:span></text:p>
          </draw:text-box>
        </draw:frame>
        <draw:frame draw:style-name="gr46" draw:text-style-name="P20" draw:layer="layout" svg:width="71.2cm" svg:height="3cm" svg:x="3.3cm" svg:y="9.2cm">
          <draw:text-box>
            <text:p text:style-name="P19"><text:span text:style-name="T43">Dynamic </text:span><text:span text:style-name="T43">Techniques</text:span></text:p>
          </draw:text-box>
        </draw:frame>
        <draw:line draw:style-name="gr7" draw:text-style-name="P7" draw:layer="layout" svg:x1="43.7cm" svg:y1="148.6cm" svg:x2="30.7cm" svg:y2="159.7cm">
          <text:p/>
        </draw:line>
        <draw:frame draw:style-name="gr47" draw:text-style-name="P15" draw:layer="layout" svg:width="11.9cm" svg:height="3.399cm" svg:x="32.8cm" svg:y="152cm">
          <draw:text-box>
            <text:list text:style-name="L1">
              <text:list-item>
                <text:p text:style-name="P4"><text:span text:style-name="T35">Works with a source code and uses </text:span><text:span text:style-name="T35">type information (struct sizes and </text:span><text:span text:style-name="T35">layouts, etc.) available there </text:span></text:p>
              </text:list-item>
            </text:list>
            <text:p text:style-name="P2"><text:span text:style-name="T34"/></text:p>
          </draw:text-box>
        </draw:frame>
        <draw:line draw:style-name="gr7" draw:text-style-name="P7" draw:layer="layout" svg:x1="65.3cm" svg:y1="127cm" svg:x2="55.9cm" svg:y2="135.8cm">
          <text:p/>
        </draw:line>
        <draw:frame draw:style-name="gr48" draw:text-style-name="P15" draw:layer="layout" svg:width="11.9cm" svg:height="2.399cm" svg:x="55.3cm" svg:y="130.1cm">
          <draw:text-box>
            <text:list text:style-name="L1">
              <text:list-item>
                <text:p text:style-name="P4"><text:span text:style-name="T35">Do not give any details on a high level </text:span><text:span text:style-name="T35">usages of discovered structs</text:span></text:p>
              </text:list-item>
            </text:list>
          </draw:text-box>
        </draw:frame>
        <draw:line draw:style-name="gr7" draw:text-style-name="P7" draw:layer="layout" svg:x1="45.7cm" svg:y1="100.7cm" svg:x2="43.1cm" svg:y2="122.3cm">
          <text:p/>
        </draw:line>
        <draw:frame draw:style-name="gr31" draw:text-style-name="P15" draw:layer="layout" svg:width="11.9cm" svg:height="10.482cm" svg:x="45.5cm" svg:y="100.7cm">
          <draw:text-box>
            <text:list text:style-name="L1">
              <text:list-item>
                <text:p text:style-name="P4"><text:span text:style-name="T34">The state-of-the-art in heuristic guided </text:span><text:span text:style-name="T34">identification of data structures</text:span></text:p>
              </text:list-item>
              <text:list-item>
                <text:p text:style-name="P4"><text:span text:style-name="T35">Limited by iface functions assumption</text:span></text:p>
              </text:list-item>
              <text:list-item>
                <text:p text:style-name="P4"><text:span text:style-name="T35">Do not address overlapping data </text:span><text:span text:style-name="T35">structures (like a linked-list, that </text:span><text:span text:style-name="T35">connects the nodes of a tree)</text:span></text:p>
              </text:list-item>
              <text:list-item>
                <text:p text:style-name="P4"><text:span text:style-name="T35">Node typing system based on the same </text:span><text:span text:style-name="T35">memory allocation sites and iface </text:span><text:span text:style-name="T35">functions</text:span></text:p>
              </text:list-item>
            </text:list>
            <text:p text:style-name="P2"><text:span text:style-name="T34"/></text:p>
          </draw:text-box>
        </draw:frame>
        <draw:line draw:style-name="gr49" draw:text-style-name="P7" draw:layer="layout" svg:x1="34.1cm" svg:y1="80.3cm" svg:x2="4.1cm" svg:y2="107.6cm">
          <text:p/>
        </draw:line>
        <draw:line draw:style-name="gr49" draw:text-style-name="P7" draw:layer="layout" svg:x1="4.1cm" svg:y1="107.6cm" svg:x2="4.4cm" svg:y2="149.9cm">
          <text:p/>
        </draw:line>
        <draw:line draw:style-name="gr49" draw:text-style-name="P7" draw:layer="layout" svg:x1="4.4cm" svg:y1="149.9cm" svg:x2="8.3cm" svg:y2="155.4cm">
          <text:p/>
        </draw:line>
        <draw:frame draw:style-name="gr50" draw:text-style-name="P15" draw:layer="layout" svg:width="16cm" svg:height="5.2cm" svg:x="16.3cm" svg:y="90.7cm">
          <draw:text-box>
            <text:list text:style-name="L1">
              <text:list-item>
                <text:p text:style-name="P4"><text:span text:style-name="T35">MemPick does not analyze the </text:span><text:span text:style-name="T35">relationships between DSs, such as </text:span><text:span text:style-name="T35">parent-child nesting, and thus cannot </text:span><text:span text:style-name="T35">identify more complex DSs such as the </text:span><text:span text:style-name="T35">Linux kernel CDLL that involves nodes </text:span><text:span text:style-name="T35">of different types.</text:span></text:p>
              </text:list-item>
            </text:list>
          </draw:text-box>
        </draw:frame>
        <draw:line draw:style-name="gr49" draw:text-style-name="P7" draw:layer="layout" svg:x1="39.1cm" svg:y1="56.5cm" svg:x2="2.3cm" svg:y2="93.8cm">
          <text:p/>
        </draw:line>
        <draw:line draw:style-name="gr49" draw:text-style-name="P7" draw:layer="layout" svg:x1="2.3cm" svg:y1="93.9cm" svg:x2="3.2cm" svg:y2="153cm">
          <text:p/>
        </draw:line>
        <draw:line draw:style-name="gr49" draw:text-style-name="P7" draw:layer="layout" svg:x1="3.2cm" svg:y1="152.9cm" svg:x2="8.2cm" svg:y2="157.8cm">
          <text:p/>
        </draw:line>
        <draw:frame draw:style-name="gr12" draw:text-style-name="P15" draw:layer="layout" svg:width="16cm" svg:height="8.121cm" svg:x="10.2cm" svg:y="78.9cm">
          <draw:text-box>
            <text:list text:style-name="L1">
              <text:list-item>
                <text:p text:style-name="P4"><text:span text:style-name="T35">The approach is hampered in the </text:span><text:span text:style-name="T35">presence of obfuscation, inlining, or </text:span><text:span text:style-name="T35">optimization, which are often employed </text:span><text:span text:style-name="T35">in legacy and kernel-space software</text:span></text:p>
              </text:list-item>
              <text:list-item>
                <text:p text:style-name="P4"><text:span text:style-name="T35">DDT cannot identify lists if these run </text:span><text:span text:style-name="T35">through differently typed nodes (nested </text:span><text:span text:style-name="T35">structs, e.g. Linux CDLL). </text:span></text:p>
              </text:list-item>
              <text:list-item>
                <text:p text:style-name="P4"><text:span text:style-name="T35">DDT does not recognize complex </text:span><text:span text:style-name="T35">relationships between structures such </text:span><text:span text:style-name="T35">as arbitrary parent-child nesting</text:span></text:p>
              </text:list-item>
            </text:list>
          </draw:text-box>
        </draw:frame>
        <draw:frame draw:style-name="gr47" draw:text-style-name="P15" draw:layer="layout" svg:width="11.9cm" svg:height="4.186cm" svg:x="53.2cm" svg:y="151.9cm">
          <draw:text-box>
            <text:list text:style-name="L1">
              <text:list-item>
                <text:p text:style-name="P4"><text:span text:style-name="T35">Howard’s inferred types are often too </text:span><text:span text:style-name="T35">coarse</text:span></text:p>
              </text:list-item>
              <text:list-item>
                <text:p text:style-name="P4"><text:span text:style-name="T44">Can deal with nested structs</text:span></text:p>
              </text:list-item>
              <text:list-item>
                <text:p text:style-name="P4"><text:span text:style-name="T44">Deals with C/C++ binaries that include </text:span><text:span text:style-name="T44">memcpy-like functions</text:span></text:p>
              </text:list-item>
            </text:list>
          </draw:text-box>
        </draw:frame>
        <draw:frame draw:style-name="gr47" draw:text-style-name="P15" draw:layer="layout" svg:width="11.9cm" svg:height="3.399cm" svg:x="32.8cm" svg:y="152.001cm">
          <draw:text-box>
            <text:list text:style-name="L1">
              <text:list-item>
                <text:p text:style-name="P4"><text:span text:style-name="T35">Works with a source code and uses </text:span><text:span text:style-name="T35">type information (struct sizes and </text:span><text:span text:style-name="T35">layouts, etc.) available there </text:span></text:p>
              </text:list-item>
            </text:list>
            <text:p text:style-name="P2"><text:span text:style-name="T34"/></text:p>
          </draw:text-box>
        </draw:frame>
        <draw:frame draw:style-name="gr47" draw:text-style-name="P15" draw:layer="layout" svg:width="11.9cm" svg:height="3.399cm" svg:x="32.8cm" svg:y="152.001cm">
          <draw:text-box>
            <text:list text:style-name="L1">
              <text:list-item>
                <text:p text:style-name="P4"><text:span text:style-name="T35">Works with a source code and uses </text:span><text:span text:style-name="T35">type information (struct sizes and </text:span><text:span text:style-name="T35">layouts, etc.) available there </text:span></text:p>
              </text:list-item>
            </text:list>
            <text:p text:style-name="P2"><text:span text:style-name="T34"/></text:p>
          </draw:text-box>
        </draw:frame>
        <draw:frame draw:style-name="gr47" draw:text-style-name="P15" draw:layer="layout" svg:width="11.9cm" svg:height="12.056cm" svg:x="32.8cm" svg:y="152.001cm">
          <draw:text-box>
            <text:list text:style-name="L1">
              <text:list-item>
                <text:p text:style-name="P4"><text:span text:style-name="T35">Works with a source code and uses </text:span><text:span text:style-name="T35">type information (struct sizes and </text:span><text:span text:style-name="T35">layouts, etc.) available there</text:span></text:p>
              </text:list-item>
              <text:list-item>
                <text:p text:style-name="P4"><text:span text:style-name="T35">The core DSI algorithm requires type </text:span><text:span text:style-name="T35">information on cells </text:span></text:p>
              </text:list-item>
              <text:list-item>
                <text:p text:style-name="P4"><text:span text:style-name="T44">Does not make strong assumptions on </text:span><text:span text:style-name="T44">the program under analysis</text:span></text:p>
              </text:list-item>
              <text:list-item>
                <text:p text:style-name="P4"><text:span text:style-name="T44">Is not misled by temporarily degenerate </text:span><text:span text:style-name="T44">shapes</text:span></text:p>
              </text:list-item>
              <text:list-item>
                <text:p text:style-name="P4"><text:span text:style-name="T44">Is more general as it supports the </text:span><text:span text:style-name="T44">identification of lists through different </text:span><text:span text:style-name="T44">node types and arbitrarily nested </text:span><text:span text:style-name="T44">combinations of lists.</text:span></text:p>
              </text:list-item>
            </text:list>
            <text:p text:style-name="P2"><text:span text:style-name="T34"/></text:p>
          </draw:text-box>
        </draw:frame>
        <draw:line draw:style-name="gr7" draw:text-style-name="P7" draw:layer="layout" svg:x1="78.6cm" svg:y1="145.3cm" svg:x2="30.7cm" svg:y2="160.5cm">
          <text:p/>
        </draw:line>
        <draw:frame draw:style-name="gr51" draw:text-style-name="P5" draw:layer="layout" svg:width="21.9cm" svg:height="4.655cm" svg:x="64.3cm" svg:y="56.6cm">
          <draw:text-box>
            <text:p text:style-name="P2"><text:span text:style-name="T1">Static Analysis Techniques <text:s text:c="2"/></text:span></text:p>
            <text:p text:style-name="P2"><text:span text:style-name="T2">Value Set Analysis,</text:span></text:p>
            <text:p text:style-name="P2"><text:span text:style-name="T2">Aggregate Structure </text:span><text:span text:style-name="T2">Identification</text:span></text:p>
            <text:p text:style-name="P4"><text:span text:style-name="T1"/></text:p>
          </draw:text-box>
        </draw:frame>
        <draw:frame draw:style-name="gr52" draw:text-style-name="P15" draw:layer="layout" svg:width="11.9cm" svg:height="12.056cm" svg:x="65.4cm" svg:y="86.1cm">
          <draw:text-box>
            <text:list text:style-name="L1">
              <text:list-item>
                <text:p text:style-name="P4"><text:span text:style-name="T35">Unfortunately, the power of static </text:span><text:span text:style-name="T35">analysis is quite limited and none of the </text:span><text:span text:style-name="T35">techniques mentioned above can </text:span><text:span text:style-name="T35">adequately handle even some of the </text:span><text:span text:style-name="T35">most common data structures – like </text:span><text:span text:style-name="T35">arrays.</text:span></text:p>
              </text:list-item>
              <text:list-item>
                <text:p text:style-name="P4"><text:span text:style-name="T35">If a C struct is copied using a function </text:span><text:span text:style-name="T35">like memcpy, VSA/ASI will misclassify it </text:span><text:span text:style-name="T35">as having many fields of 4 bytes, </text:span><text:span text:style-name="T35">simply because memcpy accesses the </text:span><text:span text:style-name="T35">memory with a stride of 4 (on a 32 bit </text:span><text:span text:style-name="T35">machine). </text:span></text:p>
              </text:list-item>
              <text:list-item>
                <text:p text:style-name="P4"><text:span text:style-name="T35">Also, they cannot deal with functions </text:span><text:span text:style-name="T35">like ‘alloca’.</text:span></text:p>
              </text:list-item>
            </text:list>
          </draw:text-box>
        </draw:frame>
        <draw:line draw:style-name="gr7" draw:text-style-name="P7" draw:layer="layout" svg:x1="74.5cm" svg:y1="62cm" svg:x2="84cm" svg:y2="106.8cm">
          <text:p/>
        </draw:line>
        <draw:frame draw:style-name="gr50" draw:text-style-name="P15" draw:layer="layout" svg:width="14.2cm" svg:height="5.2cm" svg:x="84.8cm" svg:y="72.1cm">
          <draw:text-box>
            <text:list text:style-name="L1">
              <text:list-item>
                <text:p text:style-name="P4"><text:span text:style-name="T35">Typically weak in reverse engineering </text:span><text:span text:style-name="T35">of data structures. The research </text:span><text:span text:style-name="T35">community has been aware of the </text:span><text:span text:style-name="T35">importance of data structures in reverse </text:span><text:span text:style-name="T35">engineering for several years now </text:span><text:span text:style-name="T35">(2011), but even so, no adequate </text:span><text:span text:style-name="T35">solution emerged.</text:span></text:p>
              </text:list-item>
            </text:list>
          </draw:text-box>
        </draw:frame>
        <draw:line draw:style-name="gr7" draw:text-style-name="P7" draw:layer="layout" svg:x1="92.7cm" svg:y1="70.3cm" svg:x2="87.2cm" svg:y2="106.9cm">
          <text:p/>
        </draw:line>
        <draw:frame draw:style-name="gr53" draw:text-style-name="P8" draw:layer="layout" svg:width="43.3cm" svg:height="1.9cm" svg:x="61cm" svg:y="78.8cm">
          <draw:text-box>
            <text:p text:style-name="P21"><text:span text:style-name="T8">Dynamic Analysis </text:span><text:span text:style-name="T8">Techniques</text:span></text:p>
          </draw:text-box>
        </draw:frame>
        <draw:frame draw:style-name="gr32" draw:text-style-name="P5" draw:layer="layout" svg:width="21.9cm" svg:height="10.3cm" svg:x="71.3cm" svg:y="35cm">
          <draw:text-box>
            <text:p text:style-name="P2"><text:span text:style-name="T1">Traditional Compiler </text:span><text:span text:style-name="T1">Analyses</text:span></text:p>
            <text:p text:style-name="P2"><text:span text:style-name="T2">(</text:span><text:span text:style-name="T3">)</text:span></text:p>
            <text:p text:style-name="P2"><text:span text:style-name="T3">may-alias-analysis</text:span></text:p>
            <text:p text:style-name="P2"><text:span text:style-name="T3"/></text:p>
            <text:p text:style-name="P4"><text:span text:style-name="T1">Input: </text:span></text:p>
            <text:p text:style-name="P4"><text:span text:style-name="T1">Methodology: </text:span></text:p>
            <text:p text:style-name="P13"><text:span text:style-name="T1">Implementation: </text:span></text:p>
            <text:p text:style-name="P14"><text:span text:style-name="T1">Weaknesses:</text:span></text:p>
            <text:p><text:span text:style-name="T1">Experimental Result:</text:span></text:p>
          </draw:text-box>
        </draw:frame>
        <draw:frame draw:style-name="gr32" draw:text-style-name="P5" draw:layer="layout" svg:width="21.9cm" svg:height="10.3cm" svg:x="74.2cm" svg:y="22.1cm">
          <draw:text-box>
            <text:p text:style-name="P2"><text:span text:style-name="T1">Parametric Shape Analysis Framework</text:span></text:p>
            <text:p text:style-name="P2"><text:span text:style-name="T45">via 3-Valued Logic</text:span></text:p>
            <text:p text:style-name="P4"><text:span text:style-name="T1"/></text:p>
            <text:p text:style-name="P4"><text:span text:style-name="T1"/></text:p>
            <text:p text:style-name="P4"><text:span text:style-name="T1">Input: </text:span></text:p>
            <text:p text:style-name="P4"><text:span text:style-name="T1">Methodology: </text:span></text:p>
            <text:p text:style-name="P13"><text:span text:style-name="T1">Implementation: </text:span></text:p>
            <text:p text:style-name="P14"><text:span text:style-name="T1">Weaknesses:</text:span></text:p>
            <text:p><text:span text:style-name="T1">Experimental Result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20cm" fo:page-height="2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14:41:58.815190463</meta:creation-date>
    <dc:date>2019-08-27T11:50:40.068204863</dc:date>
    <meta:editing-duration>P12DT9H7M7S</meta:editing-duration>
    <meta:editing-cycles>184</meta:editing-cycles>
    <meta:generator>LibreOffice/6.1.4.2$Linux_X86_64 LibreOffice_project/10$Build-2</meta:generator>
    <meta:document-statistic meta:object-count="134"/>
  </office:meta>
</office:document-meta>
</file>